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cm"/>
    </style:style>
    <style:style style:name="co2" style:family="table-column">
      <style:table-column-properties fo:break-before="auto" style:column-width="6.35cm"/>
    </style:style>
    <style:style style:name="co3" style:family="table-column">
      <style:table-column-properties fo:break-before="auto" style:column-width="5.824cm"/>
    </style:style>
    <style:style style:name="co4" style:family="table-column">
      <style:table-column-properties fo:break-before="auto" style:column-width="5.447cm"/>
    </style:style>
    <style:style style:name="co5" style:family="table-column">
      <style:table-column-properties fo:break-before="auto" style:column-width="2.933cm"/>
    </style:style>
    <style:style style:name="co6" style:family="table-column">
      <style:table-column-properties fo:break-before="auto" style:column-width="2.258cm"/>
    </style:style>
    <style:style style:name="co7" style:family="table-column">
      <style:table-column-properties fo:break-before="auto" style:column-width="4.951cm"/>
    </style:style>
    <style:style style:name="co8" style:family="table-column">
      <style:table-column-properties fo:break-before="auto" style:column-width="3.644cm"/>
    </style:style>
    <style:style style:name="co9" style:family="table-column">
      <style:table-column-properties fo:break-before="auto" style:column-width="6.442cm"/>
    </style:style>
    <style:style style:name="ro1" style:family="table-row">
      <style:table-row-properties style:row-height="0.429cm" fo:break-before="auto" style:use-optimal-row-height="true"/>
    </style:style>
    <style:style style:name="ro2" style:family="table-row">
      <style:table-row-properties style:row-height="0.564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7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ext-properties fo:font-weight="bold" style:font-weight-asian="bold" style:font-weight-complex="bold"/>
    </style:style>
    <style:style style:name="ce3" style:family="table-cell" style:parent-style-name="Default" style:data-style-name="N100"/>
    <style:style style:name="ce4" style:family="table-cell" style:parent-style-name="Default">
      <style:text-properties fo:font-size="11pt" style:font-name-asian="Arial" style:font-size-asian="11pt" style:font-name-complex="Arial" style:font-size-complex="11pt"/>
    </style:style>
    <style:style style:name="T1"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Unicode MS1" fo:font-size="11pt" fo:font-style="normal" fo:text-shadow="none" style:text-underline-style="none" fo:font-weight="normal" style:font-name-asian="Arial Unicode MS1" style:font-size-asian="11pt" style:font-style-asian="normal" style:font-weight-asian="normal" style:font-name-complex="Arial Unicode MS1" style:font-size-complex="11pt" style:font-style-complex="normal" style:font-weight-complex="normal" style:text-emphasize="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6" table:number-columns-repeated="2"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6" table:number-columns-repeated="1009" table:default-cell-style-name="Default"/>
        <table:table-row table:style-name="ro1">
          <table:table-cell table:style-name="ce1" office:value-type="string">
            <text:p>Talk name</text:p>
          </table:table-cell>
          <table:table-cell table:style-name="ce1" office:value-type="string">
            <text:p>Speaker</text:p>
          </table:table-cell>
          <table:table-cell table:style-name="ce1" office:value-type="string">
            <text:p>Comment</text:p>
          </table:table-cell>
          <table:table-cell table:style-name="ce1" office:value-type="string">
            <text:p>Video size</text:p>
          </table:table-cell>
          <table:table-cell table:style-name="ce1" office:value-type="string">
            <text:p>Length (mins)</text:p>
          </table:table-cell>
          <table:table-cell table:style-name="ce2" office:value-type="string">
            <text:p>Conf</text:p>
          </table:table-cell>
          <table:table-cell table:style-name="ce1" table:number-columns-repeated="2"/>
          <table:table-cell table:style-name="ce1" office:value-type="string">
            <text:p>Filename (no suffix)</text:p>
          </table:table-cell>
          <table:table-cell table:style-name="ce1" office:value-type="string">
            <text:p>New filename root</text:p>
          </table:table-cell>
          <table:table-cell table:number-columns-repeated="19"/>
          <table:table-cell table:style-name="ce1" table:number-columns-repeated="995"/>
        </table:table-row>
        <table:table-row table:style-name="ro1">
          <table:table-cell office:value-type="string">
            <text:p>Designing and Developing Custom Controls</text:p>
          </table:table-cell>
          <table:table-cell office:value-type="string">
            <text:p>Matt Gemmell</text:p>
          </table:table-cell>
          <table:table-cell/>
          <table:table-cell office:value-type="string">
            <text:p>157MB</text:p>
          </table:table-cell>
          <table:table-cell office:value-type="float" office:value="60">
            <text:p>60</text:p>
          </table:table-cell>
          <table:table-cell office:value-type="string">
            <text:p>NSConference 1 - April 2009</text:p>
          </table:table-cell>
          <table:table-cell table:number-columns-repeated="2"/>
          <table:table-cell office:value-type="string">
            <text:p>01NSConfMain032009</text:p>
          </table:table-cell>
          <table:table-cell office:value-type="string">
            <text:p>NSConf01</text:p>
          </table:table-cell>
          <table:table-cell table:number-columns-repeated="1014"/>
        </table:table-row>
        <table:table-row table:style-name="ro1">
          <table:table-cell office:value-type="string">
            <text:p>Integrating With The Photography Eco System</text:p>
          </table:table-cell>
          <table:table-cell office:value-type="string">
            <text:p>Fraser Spiers</text:p>
          </table:table-cell>
          <table:table-cell/>
          <table:table-cell office:value-type="string">
            <text:p>107MB</text:p>
          </table:table-cell>
          <table:table-cell office:value-type="float" office:value="45">
            <text:p>45</text:p>
          </table:table-cell>
          <table:table-cell office:value-type="string">
            <text:p>NSConference 1 - April 2009</text:p>
          </table:table-cell>
          <table:table-cell table:number-columns-repeated="2"/>
          <table:table-cell office:value-type="string">
            <text:p>02NSConfMain032009</text:p>
          </table:table-cell>
          <table:table-cell office:value-type="string">
            <text:p>NSConf01</text:p>
          </table:table-cell>
          <table:table-cell table:number-columns-repeated="1014"/>
        </table:table-row>
        <table:table-row table:style-name="ro1">
          <table:table-cell office:value-type="string">
            <text:p>New Cocoa Programming SuperPowers</text:p>
          </table:table-cell>
          <table:table-cell office:value-type="string">
            <text:p>Philippe Mougin</text:p>
          </table:table-cell>
          <table:table-cell/>
          <table:table-cell office:value-type="string">
            <text:p>132MB</text:p>
          </table:table-cell>
          <table:table-cell office:value-type="float" office:value="61">
            <text:p>61</text:p>
          </table:table-cell>
          <table:table-cell office:value-type="string">
            <text:p>NSConference 1 - April 2009</text:p>
          </table:table-cell>
          <table:table-cell table:number-columns-repeated="2"/>
          <table:table-cell office:value-type="string">
            <text:p>03NSConfOneMarch2009</text:p>
          </table:table-cell>
          <table:table-cell office:value-type="string">
            <text:p>NSConf01</text:p>
          </table:table-cell>
          <table:table-cell table:number-columns-repeated="1014"/>
        </table:table-row>
        <table:table-row table:style-name="ro2">
          <table:table-cell office:value-type="string">
            <text:p>The Foundations of Objective C</text:p>
          </table:table-cell>
          <table:table-cell office:value-type="string">
            <text:p>Andre Pang</text:p>
          </table:table-cell>
          <table:table-cell/>
          <table:table-cell office:value-type="string">
            <text:p>154MB</text:p>
          </table:table-cell>
          <table:table-cell office:value-type="float" office:value="59">
            <text:p>59</text:p>
          </table:table-cell>
          <table:table-cell office:value-type="string">
            <text:p>NSConference 1 - April 2009</text:p>
          </table:table-cell>
          <table:table-cell table:number-columns-repeated="2"/>
          <table:table-cell office:value-type="string">
            <text:p>04<text:span text:style-name="T2">NSConfOneMarch2009</text:span></text:p>
          </table:table-cell>
          <table:table-cell office:value-type="string">
            <text:p>NSConf01</text:p>
          </table:table-cell>
          <table:table-cell table:number-columns-repeated="1014"/>
        </table:table-row>
        <table:table-row table:style-name="ro2">
          <table:table-cell office:value-type="string">
            <text:p>Pimp My App</text:p>
          </table:table-cell>
          <table:table-cell office:value-type="string">
            <text:p>Mike Lee</text:p>
          </table:table-cell>
          <table:table-cell/>
          <table:table-cell office:value-type="string">
            <text:p>163MB</text:p>
          </table:table-cell>
          <table:table-cell office:value-type="float" office:value="61">
            <text:p>61</text:p>
          </table:table-cell>
          <table:table-cell office:value-type="string">
            <text:p>NSConference 1 - April 2009</text:p>
          </table:table-cell>
          <table:table-cell table:number-columns-repeated="2"/>
          <table:table-cell office:value-type="string">
            <text:p>05<text:span text:style-name="T2">NSConfOneMarch2009</text:span></text:p>
          </table:table-cell>
          <table:table-cell office:value-type="string">
            <text:p>NSConf01</text:p>
          </table:table-cell>
          <table:table-cell table:number-columns-repeated="1014"/>
        </table:table-row>
        <table:table-row table:style-name="ro2">
          <table:table-cell office:value-type="string">
            <text:p>What a Performance</text:p>
          </table:table-cell>
          <table:table-cell office:value-type="string">
            <text:p>Drew McCormack</text:p>
          </table:table-cell>
          <table:table-cell/>
          <table:table-cell office:value-type="string">
            <text:p>154MB</text:p>
          </table:table-cell>
          <table:table-cell office:value-type="float" office:value="56">
            <text:p>56</text:p>
          </table:table-cell>
          <table:table-cell office:value-type="string">
            <text:p>NSConference 1 - April 2009</text:p>
          </table:table-cell>
          <table:table-cell table:number-columns-repeated="2"/>
          <table:table-cell office:value-type="string">
            <text:p>06<text:span text:style-name="T2">NSConfOneMarch2009</text:span></text:p>
          </table:table-cell>
          <table:table-cell office:value-type="string">
            <text:p>NSConf01</text:p>
          </table:table-cell>
          <table:table-cell table:number-columns-repeated="1014"/>
        </table:table-row>
        <table:table-row table:style-name="ro2">
          <table:table-cell office:value-type="string">
            <text:p>Building A Secure Cocoa Program</text:p>
          </table:table-cell>
          <table:table-cell office:value-type="string">
            <text:p>Graham Lee</text:p>
          </table:table-cell>
          <table:table-cell/>
          <table:table-cell office:value-type="string">
            <text:p>167MB</text:p>
          </table:table-cell>
          <table:table-cell office:value-type="float" office:value="63">
            <text:p>63</text:p>
          </table:table-cell>
          <table:table-cell office:value-type="string">
            <text:p>NSConference 1 - April 2009</text:p>
          </table:table-cell>
          <table:table-cell table:number-columns-repeated="2"/>
          <table:table-cell office:value-type="string">
            <text:p>07<text:span text:style-name="T2">NSConfOneMarch2009</text:span></text:p>
          </table:table-cell>
          <table:table-cell office:value-type="string">
            <text:p>NSConf01</text:p>
          </table:table-cell>
          <table:table-cell table:number-columns-repeated="1014"/>
        </table:table-row>
        <table:table-row table:style-name="ro2">
          <table:table-cell office:value-type="string">
            <text:p>Core Animation, Animating Your UI</text:p>
          </table:table-cell>
          <table:table-cell office:value-type="string">
            <text:p>Bill Dudney</text:p>
          </table:table-cell>
          <table:table-cell/>
          <table:table-cell office:value-type="string">
            <text:p>158MB</text:p>
          </table:table-cell>
          <table:table-cell office:value-type="float" office:value="57">
            <text:p>57</text:p>
          </table:table-cell>
          <table:table-cell office:value-type="string">
            <text:p>NSConference 1 - April 2009</text:p>
          </table:table-cell>
          <table:table-cell table:number-columns-repeated="2"/>
          <table:table-cell office:value-type="string">
            <text:p>08<text:span text:style-name="T2">NSConfOneMarch2009</text:span></text:p>
          </table:table-cell>
          <table:table-cell office:value-type="string">
            <text:p>NSConf01</text:p>
          </table:table-cell>
          <table:table-cell table:number-columns-repeated="1014"/>
        </table:table-row>
        <table:table-row table:style-name="ro2">
          <table:table-cell office:value-type="string">
            <text:p>Spotlight and Quicklook vs Core Data</text:p>
          </table:table-cell>
          <table:table-cell office:value-type="string">
            <text:p>Marcus Zarra</text:p>
          </table:table-cell>
          <table:table-cell/>
          <table:table-cell office:value-type="string">
            <text:p>87MB</text:p>
          </table:table-cell>
          <table:table-cell office:value-type="float" office:value="33">
            <text:p>33</text:p>
          </table:table-cell>
          <table:table-cell office:value-type="string">
            <text:p>NSConference 1 - April 2009</text:p>
          </table:table-cell>
          <table:table-cell table:number-columns-repeated="2"/>
          <table:table-cell office:value-type="string">
            <text:p>09<text:span text:style-name="T2">NSConfOneMarch2009</text:span></text:p>
          </table:table-cell>
          <table:table-cell office:value-type="string">
            <text:p>NSConf01</text:p>
          </table:table-cell>
          <table:table-cell table:number-columns-repeated="1014"/>
        </table:table-row>
        <table:table-row table:style-name="ro2">
          <table:table-cell office:value-type="string">
            <text:p>The Very First Cocoa Face Off</text:p>
          </table:table-cell>
          <table:table-cell table:number-columns-repeated="2"/>
          <table:table-cell office:value-type="string">
            <text:p>177MB</text:p>
          </table:table-cell>
          <table:table-cell office:value-type="float" office:value="56">
            <text:p>56</text:p>
          </table:table-cell>
          <table:table-cell office:value-type="string">
            <text:p>NSConference 1 - April 2009</text:p>
          </table:table-cell>
          <table:table-cell table:number-columns-repeated="2"/>
          <table:table-cell office:value-type="string">
            <text:p>10<text:span text:style-name="T2">NSConfOneMarch2009</text:span></text:p>
          </table:table-cell>
          <table:table-cell office:value-type="string">
            <text:p>NSConf01</text:p>
          </table:table-cell>
          <table:table-cell table:number-columns-repeated="1014"/>
        </table:table-row>
        <table:table-row table:style-name="ro1">
          <table:table-cell office:value-type="string">
            <text:p>Engineering Life</text:p>
          </table:table-cell>
          <table:table-cell office:value-type="string">
            <text:p>Mike Lee</text:p>
          </table:table-cell>
          <table:table-cell/>
          <table:table-cell office:value-type="string">
            <text:p>109MB</text:p>
          </table:table-cell>
          <table:table-cell office:value-type="float" office:value="57">
            <text:p>57</text:p>
          </table:table-cell>
          <table:table-cell office:value-type="string">
            <text:p>NSConference 2 - March 2010</text:p>
          </table:table-cell>
          <table:table-cell table:number-columns-repeated="2"/>
          <table:table-cell office:value-type="string">
            <text:p>01NSConfTwoMarch2010</text:p>
          </table:table-cell>
          <table:table-cell office:value-type="string">
            <text:p>NSConf02</text:p>
          </table:table-cell>
          <table:table-cell table:number-columns-repeated="1014"/>
        </table:table-row>
        <table:table-row table:style-name="ro3">
          <table:table-cell office:value-type="string">
            <text:p>Spelunking OS X</text:p>
          </table:table-cell>
          <table:table-cell office:value-type="string">
            <text:p>Johnathan Rentzch</text:p>
          </table:table-cell>
          <table:table-cell/>
          <table:table-cell office:value-type="string">
            <text:p>109MB</text:p>
          </table:table-cell>
          <table:table-cell office:value-type="float" office:value="71">
            <text:p>71</text:p>
          </table:table-cell>
          <table:table-cell office:value-type="string">
            <text:p>NSConference 2 - March 2010</text:p>
          </table:table-cell>
          <table:table-cell table:number-columns-repeated="2"/>
          <table:table-cell office:value-type="string">
            <text:p>02<text:span text:style-name="T1">NSConfTwoMarch2010</text:span></text:p>
          </table:table-cell>
          <table:table-cell office:value-type="string">
            <text:p>NSConf02</text:p>
          </table:table-cell>
          <table:table-cell table:number-columns-repeated="1014"/>
        </table:table-row>
        <table:table-row table:style-name="ro3">
          <table:table-cell office:value-type="string">
            <text:p>Clean Code</text:p>
          </table:table-cell>
          <table:table-cell office:value-type="string">
            <text:p>Dave Dribin</text:p>
          </table:table-cell>
          <table:table-cell/>
          <table:table-cell office:value-type="string">
            <text:p>149MB</text:p>
          </table:table-cell>
          <table:table-cell office:value-type="float" office:value="56">
            <text:p>56</text:p>
          </table:table-cell>
          <table:table-cell office:value-type="string">
            <text:p>NSConference 2 - March 2010</text:p>
          </table:table-cell>
          <table:table-cell table:number-columns-repeated="2"/>
          <table:table-cell office:value-type="string">
            <text:p>03<text:span text:style-name="T1">NSConfTwoMarch2010</text:span></text:p>
          </table:table-cell>
          <table:table-cell office:value-type="string">
            <text:p>NSConf02</text:p>
          </table:table-cell>
          <table:table-cell table:number-columns-repeated="1014"/>
        </table:table-row>
        <table:table-row table:style-name="ro3">
          <table:table-cell office:value-type="string">
            <text:p>Data Presentation in Mac Apps</text:p>
          </table:table-cell>
          <table:table-cell office:value-type="string">
            <text:p>Drew McCormack</text:p>
          </table:table-cell>
          <table:table-cell/>
          <table:table-cell office:value-type="string">
            <text:p>118MB</text:p>
          </table:table-cell>
          <table:table-cell office:value-type="float" office:value="60">
            <text:p>60</text:p>
          </table:table-cell>
          <table:table-cell office:value-type="string">
            <text:p>NSConference 2 - March 2010</text:p>
          </table:table-cell>
          <table:table-cell table:number-columns-repeated="2"/>
          <table:table-cell office:value-type="string">
            <text:p>04<text:span text:style-name="T1">NSConfTwoMarch2010</text:span></text:p>
          </table:table-cell>
          <table:table-cell office:value-type="string">
            <text:p>NSConf02</text:p>
          </table:table-cell>
          <table:table-cell table:number-columns-repeated="1014"/>
        </table:table-row>
        <table:table-row table:style-name="ro3">
          <table:table-cell office:value-type="string">
            <text:p>Core Animation</text:p>
          </table:table-cell>
          <table:table-cell office:value-type="string">
            <text:p>Marcus Zarra</text:p>
          </table:table-cell>
          <table:table-cell/>
          <table:table-cell office:value-type="string">
            <text:p>120MB</text:p>
          </table:table-cell>
          <table:table-cell office:value-type="float" office:value="60">
            <text:p>60</text:p>
          </table:table-cell>
          <table:table-cell office:value-type="string">
            <text:p>NSConference 2 - March 2010</text:p>
          </table:table-cell>
          <table:table-cell table:number-columns-repeated="2"/>
          <table:table-cell office:value-type="string">
            <text:p>05<text:span text:style-name="T1">NSConfTwoMarch2010</text:span></text:p>
          </table:table-cell>
          <table:table-cell office:value-type="string">
            <text:p>NSConf02</text:p>
          </table:table-cell>
          <table:table-cell table:number-columns-repeated="1014"/>
        </table:table-row>
        <table:table-row table:style-name="ro3">
          <table:table-cell office:value-type="string">
            <text:p>Making Mistakes Impossible</text:p>
          </table:table-cell>
          <table:table-cell office:value-type="string">
            <text:p>Matt Gemmell</text:p>
          </table:table-cell>
          <table:table-cell/>
          <table:table-cell office:value-type="string">
            <text:p>106MB</text:p>
          </table:table-cell>
          <table:table-cell office:value-type="float" office:value="57">
            <text:p>57</text:p>
          </table:table-cell>
          <table:table-cell office:value-type="string">
            <text:p>NSConference 2 - March 2010</text:p>
          </table:table-cell>
          <table:table-cell table:number-columns-repeated="2"/>
          <table:table-cell office:value-type="string">
            <text:p>06<text:span text:style-name="T1">NSConfTwoMarch2010</text:span></text:p>
          </table:table-cell>
          <table:table-cell office:value-type="string">
            <text:p>NSConf02</text:p>
          </table:table-cell>
          <table:table-cell table:number-columns-repeated="1014"/>
        </table:table-row>
        <table:table-row table:style-name="ro3">
          <table:table-cell office:value-type="string">
            <text:p>Signing Your Code</text:p>
          </table:table-cell>
          <table:table-cell office:value-type="string">
            <text:p>Graham Lee</text:p>
          </table:table-cell>
          <table:table-cell/>
          <table:table-cell office:value-type="string">
            <text:p>120MB</text:p>
          </table:table-cell>
          <table:table-cell office:value-type="float" office:value="60">
            <text:p>60</text:p>
          </table:table-cell>
          <table:table-cell office:value-type="string">
            <text:p>NSConference 2 - March 2010</text:p>
          </table:table-cell>
          <table:table-cell table:number-columns-repeated="2"/>
          <table:table-cell office:value-type="string">
            <text:p>07<text:span text:style-name="T1">NSConfTwoMarch2010</text:span></text:p>
          </table:table-cell>
          <table:table-cell office:value-type="string">
            <text:p>NSConf02</text:p>
          </table:table-cell>
          <table:table-cell table:number-columns-repeated="1014"/>
        </table:table-row>
        <table:table-row table:style-name="ro3">
          <table:table-cell office:value-type="string">
            <text:p>Writing Super Superclasses</text:p>
          </table:table-cell>
          <table:table-cell office:value-type="string">
            <text:p>Jeff LaMarche</text:p>
          </table:table-cell>
          <table:table-cell/>
          <table:table-cell office:value-type="string">
            <text:p>102MB</text:p>
          </table:table-cell>
          <table:table-cell office:value-type="float" office:value="38">
            <text:p>38</text:p>
          </table:table-cell>
          <table:table-cell office:value-type="string">
            <text:p>NSConference 2 - March 2010</text:p>
          </table:table-cell>
          <table:table-cell table:number-columns-repeated="2"/>
          <table:table-cell office:value-type="string">
            <text:p>08<text:span text:style-name="T1">NSConfTwoMarch2010</text:span></text:p>
          </table:table-cell>
          <table:table-cell office:value-type="string">
            <text:p>NSConf02</text:p>
          </table:table-cell>
          <table:table-cell table:number-columns-repeated="1014"/>
        </table:table-row>
        <table:table-row table:style-name="ro3">
          <table:table-cell office:value-type="string">
            <text:p>Brushing Up on OpenCL</text:p>
          </table:table-cell>
          <table:table-cell office:value-type="string">
            <text:p>Andy Finnell</text:p>
          </table:table-cell>
          <table:table-cell/>
          <table:table-cell office:value-type="string">
            <text:p>113MB</text:p>
          </table:table-cell>
          <table:table-cell office:value-type="float" office:value="48">
            <text:p>48</text:p>
          </table:table-cell>
          <table:table-cell office:value-type="string">
            <text:p>NSConference 2 - March 2010</text:p>
          </table:table-cell>
          <table:table-cell table:number-columns-repeated="2"/>
          <table:table-cell office:value-type="string">
            <text:p>09<text:span text:style-name="T1">NSConfTwoMarch2010</text:span></text:p>
          </table:table-cell>
          <table:table-cell office:value-type="string">
            <text:p>NSConf02</text:p>
          </table:table-cell>
          <table:table-cell table:number-columns-repeated="1014"/>
        </table:table-row>
        <table:table-row table:style-name="ro3">
          <table:table-cell office:value-type="string">
            <text:p>The Many Faces of Data Persistence</text:p>
          </table:table-cell>
          <table:table-cell office:value-type="string">
            <text:p>Aaron Hillegas</text:p>
          </table:table-cell>
          <table:table-cell/>
          <table:table-cell office:value-type="string">
            <text:p>128MB</text:p>
          </table:table-cell>
          <table:table-cell office:value-type="float" office:value="60">
            <text:p>60</text:p>
          </table:table-cell>
          <table:table-cell office:value-type="string">
            <text:p>NSConference 2 - March 2010</text:p>
          </table:table-cell>
          <table:table-cell table:number-columns-repeated="2"/>
          <table:table-cell office:value-type="string">
            <text:p>10<text:span text:style-name="T1">NSConfTwoMarch2010</text:span></text:p>
          </table:table-cell>
          <table:table-cell office:value-type="string">
            <text:p>NSConf02</text:p>
          </table:table-cell>
          <table:table-cell table:number-columns-repeated="1014"/>
        </table:table-row>
        <table:table-row table:style-name="ro3">
          <table:table-cell office:value-type="string">
            <text:p>Version Control System Shootout</text:p>
          </table:table-cell>
          <table:table-cell office:value-type="string">
            <text:p>Dave Dribin</text:p>
          </table:table-cell>
          <table:table-cell/>
          <table:table-cell office:value-type="string">
            <text:p>73MB</text:p>
          </table:table-cell>
          <table:table-cell office:value-type="float" office:value="37">
            <text:p>37</text:p>
          </table:table-cell>
          <table:table-cell office:value-type="string">
            <text:p>NSConference 2 - March 2010</text:p>
          </table:table-cell>
          <table:table-cell table:number-columns-repeated="2"/>
          <table:table-cell office:value-type="string">
            <text:p>11<text:span text:style-name="T1">NSConfTwoMarch2010</text:span></text:p>
          </table:table-cell>
          <table:table-cell office:value-type="string">
            <text:p>NSConf02</text:p>
          </table:table-cell>
          <table:table-cell table:number-columns-repeated="1014"/>
        </table:table-row>
        <table:table-row table:style-name="ro3">
          <table:table-cell office:value-type="string">
            <text:p>Meet The User</text:p>
          </table:table-cell>
          <table:table-cell office:value-type="string">
            <text:p>Mike Lee</text:p>
          </table:table-cell>
          <table:table-cell/>
          <table:table-cell office:value-type="string">
            <text:p>128MB</text:p>
          </table:table-cell>
          <table:table-cell office:value-type="float" office:value="48">
            <text:p>48</text:p>
          </table:table-cell>
          <table:table-cell office:value-type="string">
            <text:p>NSConference 2 - March 2010</text:p>
          </table:table-cell>
          <table:table-cell table:number-columns-repeated="2"/>
          <table:table-cell office:value-type="string">
            <text:p>12<text:span text:style-name="T1">NSConfTwoMarch2010</text:span></text:p>
          </table:table-cell>
          <table:table-cell office:value-type="string">
            <text:p>NSConf02</text:p>
          </table:table-cell>
          <table:table-cell table:number-columns-repeated="1014"/>
        </table:table-row>
        <table:table-row table:style-name="ro3">
          <table:table-cell office:value-type="string">
            <text:p>Hard and Fast OpenGL</text:p>
          </table:table-cell>
          <table:table-cell office:value-type="string">
            <text:p>Jeff LaMarche</text:p>
          </table:table-cell>
          <table:table-cell/>
          <table:table-cell office:value-type="string">
            <text:p>120MB</text:p>
          </table:table-cell>
          <table:table-cell office:value-type="float" office:value="60">
            <text:p>60</text:p>
          </table:table-cell>
          <table:table-cell office:value-type="string">
            <text:p>NSConference 2 - March 2010</text:p>
          </table:table-cell>
          <table:table-cell table:number-columns-repeated="2"/>
          <table:table-cell office:value-type="string">
            <text:p>13<text:span text:style-name="T1">NSConfTwoMarch2010</text:span></text:p>
          </table:table-cell>
          <table:table-cell office:value-type="string">
            <text:p>NSConf02</text:p>
          </table:table-cell>
          <table:table-cell table:number-columns-repeated="1014"/>
        </table:table-row>
        <table:table-row table:style-name="ro3">
          <table:table-cell office:value-type="string">
            <text:p>Core Data Synchronization</text:p>
          </table:table-cell>
          <table:table-cell office:value-type="string">
            <text:p>Marcus Zarra</text:p>
          </table:table-cell>
          <table:table-cell/>
          <table:table-cell office:value-type="string">
            <text:p>93MB</text:p>
          </table:table-cell>
          <table:table-cell office:value-type="float" office:value="52">
            <text:p>52</text:p>
          </table:table-cell>
          <table:table-cell office:value-type="string">
            <text:p>NSConference 2 - March 2010</text:p>
          </table:table-cell>
          <table:table-cell table:number-columns-repeated="2"/>
          <table:table-cell office:value-type="string">
            <text:p>14<text:span text:style-name="T1">NSConfTwoMarch2010</text:span></text:p>
          </table:table-cell>
          <table:table-cell office:value-type="string">
            <text:p>NSConf02</text:p>
          </table:table-cell>
          <table:table-cell table:number-columns-repeated="1014"/>
        </table:table-row>
        <table:table-row table:style-name="ro3">
          <table:table-cell office:value-type="string">
            <text:p>The Physics of Sumos</text:p>
          </table:table-cell>
          <table:table-cell office:value-type="string">
            <text:p>Drew McCormack</text:p>
          </table:table-cell>
          <table:table-cell/>
          <table:table-cell office:value-type="string">
            <text:p>115MB</text:p>
          </table:table-cell>
          <table:table-cell office:value-type="float" office:value="51">
            <text:p>51</text:p>
          </table:table-cell>
          <table:table-cell office:value-type="string">
            <text:p>NSConference 2 - March 2010</text:p>
          </table:table-cell>
          <table:table-cell table:number-columns-repeated="2"/>
          <table:table-cell office:value-type="string">
            <text:p>15<text:span text:style-name="T1">NSConfTwoMarch2010</text:span></text:p>
          </table:table-cell>
          <table:table-cell office:value-type="string">
            <text:p>NSConf02</text:p>
          </table:table-cell>
          <table:table-cell table:number-columns-repeated="1014"/>
        </table:table-row>
        <table:table-row table:style-name="ro3">
          <table:table-cell office:value-type="string">
            <text:p>Supporting Online Play and Game Kit in Your Application</text:p>
          </table:table-cell>
          <table:table-cell office:value-type="string">
            <text:p>Jeff LaMarche</text:p>
          </table:table-cell>
          <table:table-cell/>
          <table:table-cell office:value-type="string">
            <text:p>89MB</text:p>
          </table:table-cell>
          <table:table-cell office:value-type="float" office:value="43">
            <text:p>43</text:p>
          </table:table-cell>
          <table:table-cell office:value-type="string">
            <text:p>NSConference 2 - March 2010</text:p>
          </table:table-cell>
          <table:table-cell table:number-columns-repeated="2"/>
          <table:table-cell office:value-type="string">
            <text:p>16<text:span text:style-name="T1">NSConfTwoMarch2010</text:span></text:p>
          </table:table-cell>
          <table:table-cell office:value-type="string">
            <text:p>NSConf02</text:p>
          </table:table-cell>
          <table:table-cell table:number-columns-repeated="1014"/>
        </table:table-row>
        <table:table-row table:style-name="ro1">
          <table:table-cell office:value-type="string">
            <text:p>Twiddle Your Bits</text:p>
          </table:table-cell>
          <table:table-cell office:value-type="string">
            <text:p>Alastair Houghton</text:p>
          </table:table-cell>
          <table:table-cell/>
          <table:table-cell office:value-type="string">
            <text:p>73MB</text:p>
          </table:table-cell>
          <table:table-cell office:value-type="float" office:value="31">
            <text:p>31</text:p>
          </table:table-cell>
          <table:table-cell office:value-type="string">
            <text:p>NSConference Mini - June 2010</text:p>
          </table:table-cell>
          <table:table-cell table:number-columns-repeated="2"/>
          <table:table-cell office:value-type="string">
            <text:p>01NSConfMiniJune2010</text:p>
          </table:table-cell>
          <table:table-cell office:value-type="string">
            <text:p>NSConfMini01</text:p>
          </table:table-cell>
          <table:table-cell table:number-columns-repeated="1014"/>
        </table:table-row>
        <table:table-row table:style-name="ro3">
          <table:table-cell office:value-type="string">
            <text:p>Beyond Build and Analyze</text:p>
          </table:table-cell>
          <table:table-cell office:value-type="string">
            <text:p>Graham Lee</text:p>
          </table:table-cell>
          <table:table-cell/>
          <table:table-cell office:value-type="string">
            <text:p>104MB</text:p>
          </table:table-cell>
          <table:table-cell office:value-type="float" office:value="42">
            <text:p>42</text:p>
          </table:table-cell>
          <table:table-cell office:value-type="string">
            <text:p>NSConference Mini - June 2010</text:p>
          </table:table-cell>
          <table:table-cell table:number-columns-repeated="2"/>
          <table:table-cell office:value-type="string">
            <text:p>02<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Reinventing The Wheel</text:p>
          </table:table-cell>
          <table:table-cell office:value-type="string">
            <text:p>Johnathan Dann</text:p>
          </table:table-cell>
          <table:table-cell/>
          <table:table-cell office:value-type="string">
            <text:p>87MB</text:p>
          </table:table-cell>
          <table:table-cell office:value-type="float" office:value="35">
            <text:p>35</text:p>
          </table:table-cell>
          <table:table-cell office:value-type="string">
            <text:p>NSConference Mini - June 2010</text:p>
          </table:table-cell>
          <table:table-cell table:number-columns-repeated="2"/>
          <table:table-cell office:value-type="string">
            <text:p>03<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Building Better Software Quicker</text:p>
          </table:table-cell>
          <table:table-cell office:value-type="string">
            <text:p>Gordon Murrison</text:p>
          </table:table-cell>
          <table:table-cell/>
          <table:table-cell office:value-type="string">
            <text:p>37MB</text:p>
          </table:table-cell>
          <table:table-cell office:value-type="float" office:value="16">
            <text:p>16</text:p>
          </table:table-cell>
          <table:table-cell office:value-type="string">
            <text:p>NSConference Mini - June 2010</text:p>
          </table:table-cell>
          <table:table-cell table:number-columns-repeated="2"/>
          <table:table-cell office:value-type="string">
            <text:p>04<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Making Terrific Screencasts</text:p>
          </table:table-cell>
          <table:table-cell office:value-type="string">
            <text:p>Andreas Zeitler</text:p>
          </table:table-cell>
          <table:table-cell/>
          <table:table-cell office:value-type="string">
            <text:p>87MB</text:p>
          </table:table-cell>
          <table:table-cell office:value-type="float" office:value="42">
            <text:p>42</text:p>
          </table:table-cell>
          <table:table-cell office:value-type="string">
            <text:p>NSConference Mini - June 2010</text:p>
          </table:table-cell>
          <table:table-cell table:number-columns-repeated="2"/>
          <table:table-cell office:value-type="string">
            <text:p>05<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Welcome to Cocos2d for iPhone</text:p>
          </table:table-cell>
          <table:table-cell office:value-type="string">
            <text:p>Marcin Maciukiewicz</text:p>
          </table:table-cell>
          <table:table-cell/>
          <table:table-cell office:value-type="string">
            <text:p>39MB</text:p>
          </table:table-cell>
          <table:table-cell office:value-type="float" office:value="17">
            <text:p>17</text:p>
          </table:table-cell>
          <table:table-cell office:value-type="string">
            <text:p>NSConference Mini - June 2010</text:p>
          </table:table-cell>
          <table:table-cell table:number-columns-repeated="2"/>
          <table:table-cell office:value-type="string">
            <text:p>06<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Tips and Tricks for Core Location for iPhone OS</text:p>
          </table:table-cell>
          <table:table-cell office:value-type="string">
            <text:p>Dave Addey</text:p>
          </table:table-cell>
          <table:table-cell/>
          <table:table-cell office:value-type="string">
            <text:p>63MB</text:p>
          </table:table-cell>
          <table:table-cell office:value-type="float" office:value="24">
            <text:p>24</text:p>
          </table:table-cell>
          <table:table-cell office:value-type="string">
            <text:p>NSConference Mini - June 2010</text:p>
          </table:table-cell>
          <table:table-cell table:number-columns-repeated="2"/>
          <table:table-cell office:value-type="string">
            <text:p>07<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18 Months of Cappuccino</text:p>
          </table:table-cell>
          <table:table-cell office:value-type="string">
            <text:p>Klass Pieter Annema</text:p>
          </table:table-cell>
          <table:table-cell/>
          <table:table-cell office:value-type="string">
            <text:p>64MB</text:p>
          </table:table-cell>
          <table:table-cell office:value-type="float" office:value="26">
            <text:p>26</text:p>
          </table:table-cell>
          <table:table-cell office:value-type="string">
            <text:p>NSConference Mini - June 2010</text:p>
          </table:table-cell>
          <table:table-cell table:number-columns-repeated="2"/>
          <table:table-cell office:value-type="string">
            <text:p>08<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Lesson Learnt From Little Snapper</text:p>
          </table:table-cell>
          <table:table-cell office:value-type="string">
            <text:p>Danny Greg</text:p>
          </table:table-cell>
          <table:table-cell/>
          <table:table-cell office:value-type="string">
            <text:p>49MB</text:p>
          </table:table-cell>
          <table:table-cell office:value-type="float" office:value="20">
            <text:p>20</text:p>
          </table:table-cell>
          <table:table-cell office:value-type="string">
            <text:p>NSConference Mini - June 2010</text:p>
          </table:table-cell>
          <table:table-cell table:number-columns-repeated="2"/>
          <table:table-cell office:value-type="string">
            <text:p>09<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Extreme Programming For The Solo Developer</text:p>
          </table:table-cell>
          <table:table-cell office:value-type="string">
            <text:p>Steve Scott (Scotty)</text:p>
          </table:table-cell>
          <table:table-cell/>
          <table:table-cell office:value-type="string">
            <text:p>84MB</text:p>
          </table:table-cell>
          <table:table-cell office:value-type="float" office:value="35">
            <text:p>35</text:p>
          </table:table-cell>
          <table:table-cell office:value-type="string">
            <text:p>NSConference Mini - June 2010</text:p>
          </table:table-cell>
          <table:table-cell table:number-columns-repeated="2"/>
          <table:table-cell office:value-type="string">
            <text:p>10<text:span text:style-name="T1">NSConfMiniJune2010</text:span></text:p>
          </table:table-cell>
          <table:table-cell office:value-type="string">
            <text:p>NSConfMini01</text:p>
          </table:table-cell>
          <table:table-cell table:number-columns-repeated="1014"/>
        </table:table-row>
        <table:table-row table:style-name="ro1">
          <table:table-cell office:value-type="string">
            <text:p>Creating a Smooth Development Workflow with GitHub</text:p>
          </table:table-cell>
          <table:table-cell office:value-type="string">
            <text:p>Joachim Bondo</text:p>
          </table:table-cell>
          <table:table-cell/>
          <table:table-cell office:value-type="string">
            <text:p>37MB</text:p>
          </table:table-cell>
          <table:table-cell office:value-type="float" office:value="15">
            <text:p>15</text:p>
          </table:table-cell>
          <table:table-cell office:value-type="string">
            <text:p>NSConference 3 - March 2011</text:p>
          </table:table-cell>
          <table:table-cell table:number-columns-repeated="2"/>
          <table:table-cell office:value-type="string">
            <text:p>01NSConf03March2011</text:p>
          </table:table-cell>
          <table:table-cell office:value-type="string">
            <text:p>NSConf03</text:p>
          </table:table-cell>
          <table:table-cell table:number-columns-repeated="1014"/>
        </table:table-row>
        <table:table-row table:style-name="ro3">
          <table:table-cell office:value-type="string">
            <text:p>Elementary, My Dear Watson</text:p>
          </table:table-cell>
          <table:table-cell office:value-type="string">
            <text:p>Johnathan Dann</text:p>
          </table:table-cell>
          <table:table-cell/>
          <table:table-cell office:value-type="string">
            <text:p>56MB</text:p>
          </table:table-cell>
          <table:table-cell office:value-type="float" office:value="28">
            <text:p>28</text:p>
          </table:table-cell>
          <table:table-cell office:value-type="string">
            <text:p>NSConference 3 - March 2011</text:p>
          </table:table-cell>
          <table:table-cell table:number-columns-repeated="2"/>
          <table:table-cell office:value-type="string">
            <text:p>02<text:span text:style-name="T1">NSConf03March2011</text:span></text:p>
          </table:table-cell>
          <table:table-cell office:value-type="string">
            <text:p>NSConf03</text:p>
          </table:table-cell>
          <table:table-cell table:number-columns-repeated="1014"/>
        </table:table-row>
        <table:table-row table:style-name="ro3">
          <table:table-cell office:value-type="string">
            <text:p>Digital Magzines for the iPad using WoddWing Tools</text:p>
          </table:table-cell>
          <table:table-cell office:value-type="string">
            <text:p>Umit Mericler</text:p>
          </table:table-cell>
          <table:table-cell/>
          <table:table-cell office:value-type="string">
            <text:p>24MB</text:p>
          </table:table-cell>
          <table:table-cell office:value-type="float" office:value="10">
            <text:p>10</text:p>
          </table:table-cell>
          <table:table-cell office:value-type="string">
            <text:p>NSConference 3 - March 2011</text:p>
          </table:table-cell>
          <table:table-cell table:number-columns-repeated="2"/>
          <table:table-cell office:value-type="string">
            <text:p>03<text:span text:style-name="T1">NSConf03March2011</text:span></text:p>
          </table:table-cell>
          <table:table-cell office:value-type="string">
            <text:p>NSConf03</text:p>
          </table:table-cell>
          <table:table-cell table:number-columns-repeated="1014"/>
        </table:table-row>
        <table:table-row table:style-name="ro3">
          <table:table-cell office:value-type="string">
            <text:p>Your App Sounds Great</text:p>
          </table:table-cell>
          <table:table-cell office:value-type="string">
            <text:p>Dave Addey</text:p>
          </table:table-cell>
          <table:table-cell/>
          <table:table-cell office:value-type="string">
            <text:p>43MB</text:p>
          </table:table-cell>
          <table:table-cell office:value-type="float" office:value="21">
            <text:p>21</text:p>
          </table:table-cell>
          <table:table-cell office:value-type="string">
            <text:p>NSConference 3 - March 2011</text:p>
          </table:table-cell>
          <table:table-cell table:number-columns-repeated="2"/>
          <table:table-cell office:value-type="string">
            <text:p>04<text:span text:style-name="T1">NSConf03March2011</text:span></text:p>
          </table:table-cell>
          <table:table-cell office:value-type="string">
            <text:p>NSConf03</text:p>
          </table:table-cell>
          <table:table-cell table:number-columns-repeated="1014"/>
        </table:table-row>
        <table:table-row table:style-name="ro3">
          <table:table-cell office:value-type="string">
            <text:p>Simulating Core Location</text:p>
          </table:table-cell>
          <table:table-cell office:value-type="string">
            <text:p>Ortwin Gentz</text:p>
          </table:table-cell>
          <table:table-cell/>
          <table:table-cell office:value-type="string">
            <text:p>48MB</text:p>
          </table:table-cell>
          <table:table-cell office:value-type="float" office:value="20">
            <text:p>20</text:p>
          </table:table-cell>
          <table:table-cell office:value-type="string">
            <text:p>NSConference 3 - March 2011</text:p>
          </table:table-cell>
          <table:table-cell table:number-columns-repeated="2"/>
          <table:table-cell office:value-type="string">
            <text:p>05<text:span text:style-name="T1">NSConf03March2011</text:span></text:p>
          </table:table-cell>
          <table:table-cell office:value-type="string">
            <text:p>NSConf03</text:p>
          </table:table-cell>
          <table:table-cell table:number-columns-repeated="1014"/>
        </table:table-row>
        <table:table-row table:style-name="ro3">
          <table:table-cell office:value-type="string">
            <text:p>Cryptographic Storage For People in a Hurry</text:p>
          </table:table-cell>
          <table:table-cell office:value-type="string">
            <text:p>Graham Lee</text:p>
          </table:table-cell>
          <table:table-cell/>
          <table:table-cell office:value-type="string">
            <text:p>57MB</text:p>
          </table:table-cell>
          <table:table-cell office:value-type="float" office:value="30">
            <text:p>30</text:p>
          </table:table-cell>
          <table:table-cell office:value-type="string">
            <text:p>NSConference 3 - March 2011</text:p>
          </table:table-cell>
          <table:table-cell table:number-columns-repeated="2"/>
          <table:table-cell office:value-type="string">
            <text:p>06<text:span text:style-name="T1">NSConf03March2011</text:span></text:p>
          </table:table-cell>
          <table:table-cell office:value-type="string">
            <text:p>NSConf03</text:p>
          </table:table-cell>
          <table:table-cell table:number-columns-repeated="1014"/>
        </table:table-row>
        <table:table-row table:style-name="ro3">
          <table:table-cell office:value-type="string">
            <text:p>Wrangling the Cocoa Text System</text:p>
          </table:table-cell>
          <table:table-cell office:value-type="string">
            <text:p>Ross Carter</text:p>
          </table:table-cell>
          <table:table-cell/>
          <table:table-cell office:value-type="string">
            <text:p>31MB</text:p>
          </table:table-cell>
          <table:table-cell office:value-type="float" office:value="13">
            <text:p>13</text:p>
          </table:table-cell>
          <table:table-cell office:value-type="string">
            <text:p>NSConference 3 - March 2011</text:p>
          </table:table-cell>
          <table:table-cell table:number-columns-repeated="2"/>
          <table:table-cell office:value-type="string">
            <text:p>07<text:span text:style-name="T1">NSConf03March2011</text:span></text:p>
          </table:table-cell>
          <table:table-cell office:value-type="string">
            <text:p>NSConf03</text:p>
          </table:table-cell>
          <table:table-cell table:number-columns-repeated="1014"/>
        </table:table-row>
        <table:table-row table:style-name="ro3">
          <table:table-cell office:value-type="string">
            <text:p>Digging Into Instruments</text:p>
          </table:table-cell>
          <table:table-cell office:value-type="string">
            <text:p>Colin Wheeler</text:p>
          </table:table-cell>
          <table:table-cell/>
          <table:table-cell office:value-type="string">
            <text:p>55MB</text:p>
          </table:table-cell>
          <table:table-cell office:value-type="float" office:value="28">
            <text:p>28</text:p>
          </table:table-cell>
          <table:table-cell office:value-type="string">
            <text:p>NSConference 3 - March 2011</text:p>
          </table:table-cell>
          <table:table-cell table:number-columns-repeated="2"/>
          <table:table-cell office:value-type="string">
            <text:p>08<text:span text:style-name="T1">NSConf03March2011</text:span></text:p>
          </table:table-cell>
          <table:table-cell office:value-type="string">
            <text:p>NSConf03</text:p>
          </table:table-cell>
          <table:table-cell table:number-columns-repeated="1014"/>
        </table:table-row>
        <table:table-row table:style-name="ro3">
          <table:table-cell office:value-type="string">
            <text:p>From Local To Remote</text:p>
          </table:table-cell>
          <table:table-cell office:value-type="string">
            <text:p>Danny Greg</text:p>
          </table:table-cell>
          <table:table-cell/>
          <table:table-cell office:value-type="string">
            <text:p>30MB</text:p>
          </table:table-cell>
          <table:table-cell office:value-type="float" office:value="11">
            <text:p>11</text:p>
          </table:table-cell>
          <table:table-cell office:value-type="string">
            <text:p>NSConference 3 - March 2011</text:p>
          </table:table-cell>
          <table:table-cell table:number-columns-repeated="2"/>
          <table:table-cell office:value-type="string">
            <text:p>09<text:span text:style-name="T1">NSConf03March2011</text:span></text:p>
          </table:table-cell>
          <table:table-cell office:value-type="string">
            <text:p>NSConf03</text:p>
          </table:table-cell>
          <table:table-cell table:number-columns-repeated="1014"/>
        </table:table-row>
        <table:table-row table:style-name="ro3">
          <table:table-cell office:value-type="string">
            <text:p>Building a Better Indie Business</text:p>
          </table:table-cell>
          <table:table-cell office:value-type="string">
            <text:p>Kevin Hoctor</text:p>
          </table:table-cell>
          <table:table-cell/>
          <table:table-cell office:value-type="string">
            <text:p>50MB</text:p>
          </table:table-cell>
          <table:table-cell office:value-type="float" office:value="29">
            <text:p>29</text:p>
          </table:table-cell>
          <table:table-cell office:value-type="string">
            <text:p>NSConference 3 - March 2011</text:p>
          </table:table-cell>
          <table:table-cell table:number-columns-repeated="2"/>
          <table:table-cell office:value-type="string">
            <text:p>10<text:span text:style-name="T1">NSConf03March2011</text:span></text:p>
          </table:table-cell>
          <table:table-cell office:value-type="string">
            <text:p>NSConf03</text:p>
          </table:table-cell>
          <table:table-cell table:number-columns-repeated="1014"/>
        </table:table-row>
        <table:table-row table:style-name="ro3">
          <table:table-cell office:value-type="string">
            <text:p>Hudson / Jenkins for iOS</text:p>
          </table:table-cell>
          <table:table-cell office:value-type="string">
            <text:p>Eric Bariaux</text:p>
          </table:table-cell>
          <table:table-cell/>
          <table:table-cell office:value-type="string">
            <text:p>29MB</text:p>
          </table:table-cell>
          <table:table-cell office:value-type="float" office:value="13">
            <text:p>13</text:p>
          </table:table-cell>
          <table:table-cell office:value-type="string">
            <text:p>NSConference 3 - March 2011</text:p>
          </table:table-cell>
          <table:table-cell table:number-columns-repeated="2"/>
          <table:table-cell office:value-type="string">
            <text:p>11<text:span text:style-name="T1">NSConf03March2011</text:span></text:p>
          </table:table-cell>
          <table:table-cell office:value-type="string">
            <text:p>NSConf03</text:p>
          </table:table-cell>
          <table:table-cell table:number-columns-repeated="1014"/>
        </table:table-row>
        <table:table-row table:style-name="ro3">
          <table:table-cell office:value-type="string">
            <text:p>Mixed Metaphores in Application</text:p>
          </table:table-cell>
          <table:table-cell office:value-type="string">
            <text:p>Cathy Shive</text:p>
          </table:table-cell>
          <table:table-cell/>
          <table:table-cell office:value-type="string">
            <text:p>55MB</text:p>
          </table:table-cell>
          <table:table-cell office:value-type="float" office:value="32">
            <text:p>32</text:p>
          </table:table-cell>
          <table:table-cell office:value-type="string">
            <text:p>NSConference 3 - March 2011</text:p>
          </table:table-cell>
          <table:table-cell table:number-columns-repeated="2"/>
          <table:table-cell office:value-type="string">
            <text:p>12<text:span text:style-name="T1">NSConf03March2011</text:span></text:p>
          </table:table-cell>
          <table:table-cell office:value-type="string">
            <text:p>NSConf03</text:p>
          </table:table-cell>
          <table:table-cell table:number-columns-repeated="1014"/>
        </table:table-row>
        <table:table-row table:style-name="ro3">
          <table:table-cell office:value-type="string">
            <text:p>Scaling Up an Indie Software Company</text:p>
          </table:table-cell>
          <table:table-cell office:value-type="string">
            <text:p>Ken Aspeslagh</text:p>
          </table:table-cell>
          <table:table-cell/>
          <table:table-cell office:value-type="string">
            <text:p>47MB</text:p>
          </table:table-cell>
          <table:table-cell office:value-type="float" office:value="19">
            <text:p>19</text:p>
          </table:table-cell>
          <table:table-cell office:value-type="string">
            <text:p>NSConference 3 - March 2011</text:p>
          </table:table-cell>
          <table:table-cell table:number-columns-repeated="2"/>
          <table:table-cell office:value-type="string">
            <text:p>13<text:span text:style-name="T1">NSConf03March2011</text:span></text:p>
          </table:table-cell>
          <table:table-cell office:value-type="string">
            <text:p>NSConf03</text:p>
          </table:table-cell>
          <table:table-cell table:number-columns-repeated="1014"/>
        </table:table-row>
        <table:table-row table:style-name="ro3">
          <table:table-cell office:value-type="string">
            <text:p>Annyone or Cappuccino</text:p>
          </table:table-cell>
          <table:table-cell office:value-type="string">
            <text:p>John Fox</text:p>
          </table:table-cell>
          <table:table-cell/>
          <table:table-cell office:value-type="string">
            <text:p>93MB</text:p>
          </table:table-cell>
          <table:table-cell office:value-type="float" office:value="48">
            <text:p>48</text:p>
          </table:table-cell>
          <table:table-cell office:value-type="string">
            <text:p>NSConference 3 - March 2011</text:p>
          </table:table-cell>
          <table:table-cell table:number-columns-repeated="2"/>
          <table:table-cell office:value-type="string">
            <text:p>14<text:span text:style-name="T1">NSConf03March2011</text:span></text:p>
          </table:table-cell>
          <table:table-cell office:value-type="string">
            <text:p>NSConf03</text:p>
          </table:table-cell>
          <table:table-cell table:number-columns-repeated="1014"/>
        </table:table-row>
        <table:table-row table:style-name="ro3">
          <table:table-cell office:value-type="string">
            <text:p>Design For Developers</text:p>
          </table:table-cell>
          <table:table-cell office:value-type="string">
            <text:p>Dave Wiskus</text:p>
          </table:table-cell>
          <table:table-cell/>
          <table:table-cell office:value-type="string">
            <text:p>77MB</text:p>
          </table:table-cell>
          <table:table-cell office:value-type="float" office:value="38">
            <text:p>38</text:p>
          </table:table-cell>
          <table:table-cell office:value-type="string">
            <text:p>NSConference 3 - March 2011</text:p>
          </table:table-cell>
          <table:table-cell table:number-columns-repeated="2"/>
          <table:table-cell office:value-type="string">
            <text:p>15<text:span text:style-name="T1">NSConf03March2011</text:span></text:p>
          </table:table-cell>
          <table:table-cell office:value-type="string">
            <text:p>NSConf03</text:p>
          </table:table-cell>
          <table:table-cell table:number-columns-repeated="1014"/>
        </table:table-row>
        <table:table-row table:style-name="ro3">
          <table:table-cell office:value-type="string">
            <text:p>Address Book on iOS, Mac OS, and Address Book Action Plugins</text:p>
          </table:table-cell>
          <table:table-cell office:value-type="string">
            <text:p>Manuel Carrasco Molina</text:p>
          </table:table-cell>
          <table:table-cell/>
          <table:table-cell office:value-type="string">
            <text:p>51MB</text:p>
          </table:table-cell>
          <table:table-cell office:value-type="float" office:value="21">
            <text:p>21</text:p>
          </table:table-cell>
          <table:table-cell office:value-type="string">
            <text:p>NSConference 3 - March 2011</text:p>
          </table:table-cell>
          <table:table-cell table:number-columns-repeated="2"/>
          <table:table-cell office:value-type="string">
            <text:p>16<text:span text:style-name="T1">NSConf03March2011</text:span></text:p>
          </table:table-cell>
          <table:table-cell office:value-type="string">
            <text:p>NSConf03</text:p>
          </table:table-cell>
          <table:table-cell table:number-columns-repeated="1014"/>
        </table:table-row>
        <table:table-row table:style-name="ro3">
          <table:table-cell office:value-type="string">
            <text:p>Scanning, Parsing and Other Furry Creatures</text:p>
          </table:table-cell>
          <table:table-cell office:value-type="string">
            <text:p>Uli Kusterer</text:p>
          </table:table-cell>
          <table:table-cell/>
          <table:table-cell office:value-type="string">
            <text:p>57MB</text:p>
          </table:table-cell>
          <table:table-cell office:value-type="float" office:value="33">
            <text:p>33</text:p>
          </table:table-cell>
          <table:table-cell office:value-type="string">
            <text:p>NSConference 3 - March 2011</text:p>
          </table:table-cell>
          <table:table-cell table:number-columns-repeated="2"/>
          <table:table-cell office:value-type="string">
            <text:p>17<text:span text:style-name="T1">NSConf03March2011</text:span></text:p>
          </table:table-cell>
          <table:table-cell office:value-type="string">
            <text:p>NSConf03</text:p>
          </table:table-cell>
          <table:table-cell table:number-columns-repeated="1014"/>
        </table:table-row>
        <table:table-row table:style-name="ro3">
          <table:table-cell office:value-type="string">
            <text:p>Over the Air Ad <text:span text:style-name="T1">Hoc Distribution on Speed</text:span></text:p>
          </table:table-cell>
          <table:table-cell office:value-type="string">
            <text:p>Martin Reichart</text:p>
          </table:table-cell>
          <table:table-cell/>
          <table:table-cell office:value-type="string">
            <text:p>32MB</text:p>
          </table:table-cell>
          <table:table-cell office:value-type="float" office:value="13">
            <text:p>13</text:p>
          </table:table-cell>
          <table:table-cell office:value-type="string">
            <text:p>NSConference 3 - March 2011</text:p>
          </table:table-cell>
          <table:table-cell table:number-columns-repeated="2"/>
          <table:table-cell office:value-type="string">
            <text:p>18<text:span text:style-name="T1">NSConf03March2011</text:span></text:p>
          </table:table-cell>
          <table:table-cell office:value-type="string">
            <text:p>NSConf03</text:p>
          </table:table-cell>
          <table:table-cell table:number-columns-repeated="1014"/>
        </table:table-row>
        <table:table-row table:style-name="ro3">
          <table:table-cell office:value-type="string">
            <text:p>Bonjour Networking Between iOS and OS X</text:p>
          </table:table-cell>
          <table:table-cell office:value-type="string">
            <text:p>Johnathan Freeman</text:p>
          </table:table-cell>
          <table:table-cell/>
          <table:table-cell office:value-type="string">
            <text:p>33MB</text:p>
          </table:table-cell>
          <table:table-cell office:value-type="float" office:value="17">
            <text:p>17</text:p>
          </table:table-cell>
          <table:table-cell office:value-type="string">
            <text:p>NSConference 3 - March 2011</text:p>
          </table:table-cell>
          <table:table-cell table:number-columns-repeated="2"/>
          <table:table-cell office:value-type="string">
            <text:p>19<text:span text:style-name="T1">NSConf03March2011</text:span></text:p>
          </table:table-cell>
          <table:table-cell office:value-type="string">
            <text:p>NSConf03</text:p>
          </table:table-cell>
          <table:table-cell table:number-columns-repeated="1014"/>
        </table:table-row>
        <table:table-row table:style-name="ro3">
          <table:table-cell office:value-type="string">
            <text:p>The Non-Slimy Guide to Mobile Ads and Affiliate Links -</text:p>
          </table:table-cell>
          <table:table-cell office:value-type="string">
            <text:p>Neil Ingliss</text:p>
          </table:table-cell>
          <table:table-cell/>
          <table:table-cell office:value-type="string">
            <text:p>37MB</text:p>
          </table:table-cell>
          <table:table-cell office:value-type="float" office:value="18">
            <text:p>18</text:p>
          </table:table-cell>
          <table:table-cell office:value-type="string">
            <text:p>NSConference 3 - March 2011</text:p>
          </table:table-cell>
          <table:table-cell table:number-columns-repeated="2"/>
          <table:table-cell office:value-type="string">
            <text:p>20<text:span text:style-name="T1">NSConf03March2011</text:span></text:p>
          </table:table-cell>
          <table:table-cell office:value-type="string">
            <text:p>NSConf03</text:p>
          </table:table-cell>
          <table:table-cell table:number-columns-repeated="1014"/>
        </table:table-row>
        <table:table-row table:style-name="ro3">
          <table:table-cell office:value-type="string">
            <text:p>Idiots and Maniacs</text:p>
          </table:table-cell>
          <table:table-cell office:value-type="string">
            <text:p>Trevor Squires</text:p>
          </table:table-cell>
          <table:table-cell/>
          <table:table-cell office:value-type="string">
            <text:p>69MB</text:p>
          </table:table-cell>
          <table:table-cell office:value-type="float" office:value="35">
            <text:p>35</text:p>
          </table:table-cell>
          <table:table-cell office:value-type="string">
            <text:p>NSConference 3 - March 2011</text:p>
          </table:table-cell>
          <table:table-cell table:number-columns-repeated="2"/>
          <table:table-cell office:value-type="string">
            <text:p>21<text:span text:style-name="T1">NSConf03March2011</text:span></text:p>
          </table:table-cell>
          <table:table-cell office:value-type="string">
            <text:p>NSConf03</text:p>
          </table:table-cell>
          <table:table-cell table:number-columns-repeated="1014"/>
        </table:table-row>
        <table:table-row table:style-name="ro3">
          <table:table-cell office:value-type="string">
            <text:p>Using Private APIs Safely</text:p>
          </table:table-cell>
          <table:table-cell office:value-type="string">
            <text:p>Cédric Luthi</text:p>
          </table:table-cell>
          <table:table-cell/>
          <table:table-cell office:value-type="string">
            <text:p>32MB</text:p>
          </table:table-cell>
          <table:table-cell office:value-type="float" office:value="13">
            <text:p>13</text:p>
          </table:table-cell>
          <table:table-cell office:value-type="string">
            <text:p>NSConference 3 - March 2011</text:p>
          </table:table-cell>
          <table:table-cell table:number-columns-repeated="2"/>
          <table:table-cell office:value-type="string">
            <text:p>22<text:span text:style-name="T1">NSConf03March2011</text:span></text:p>
          </table:table-cell>
          <table:table-cell office:value-type="string">
            <text:p>NSConf03</text:p>
          </table:table-cell>
          <table:table-cell table:number-columns-repeated="1014"/>
        </table:table-row>
        <table:table-row table:style-name="ro3">
          <table:table-cell office:value-type="string">
            <text:p>Aggressive Asset Caching</text:p>
          </table:table-cell>
          <table:table-cell office:value-type="string">
            <text:p>Marcus Zarra</text:p>
          </table:table-cell>
          <table:table-cell/>
          <table:table-cell office:value-type="string">
            <text:p>67MB</text:p>
          </table:table-cell>
          <table:table-cell office:value-type="float" office:value="37">
            <text:p>37</text:p>
          </table:table-cell>
          <table:table-cell office:value-type="string">
            <text:p>NSConference 3 - March 2011</text:p>
          </table:table-cell>
          <table:table-cell table:number-columns-repeated="2"/>
          <table:table-cell office:value-type="string">
            <text:p>23<text:span text:style-name="T1">NSConf03March2011</text:span></text:p>
          </table:table-cell>
          <table:table-cell office:value-type="string">
            <text:p>NSConf03</text:p>
          </table:table-cell>
          <table:table-cell table:number-columns-repeated="1014"/>
        </table:table-row>
        <table:table-row table:style-name="ro3">
          <table:table-cell office:value-type="string">
            <text:p>Making Core Data Your Bitch</text:p>
          </table:table-cell>
          <table:table-cell office:value-type="string">
            <text:p>Daniel Tull</text:p>
          </table:table-cell>
          <table:table-cell/>
          <table:table-cell office:value-type="string">
            <text:p>19MB</text:p>
          </table:table-cell>
          <table:table-cell office:value-type="float" office:value="9">
            <text:p>9</text:p>
          </table:table-cell>
          <table:table-cell office:value-type="string">
            <text:p>NSConference 3 - March 2011</text:p>
          </table:table-cell>
          <table:table-cell table:number-columns-repeated="2"/>
          <table:table-cell office:value-type="string">
            <text:p>24<text:span text:style-name="T1">NSConf03March2011</text:span></text:p>
          </table:table-cell>
          <table:table-cell office:value-type="string">
            <text:p>NSConf03</text:p>
          </table:table-cell>
          <table:table-cell table:number-columns-repeated="1014"/>
        </table:table-row>
        <table:table-row table:style-name="ro3">
          <table:table-cell office:value-type="string">
            <text:p>Quick Start Guide to Debugger Assembly Language</text:p>
          </table:table-cell>
          <table:table-cell office:value-type="string">
            <text:p>Tim Isted</text:p>
          </table:table-cell>
          <table:table-cell/>
          <table:table-cell office:value-type="string">
            <text:p>53MB</text:p>
          </table:table-cell>
          <table:table-cell office:value-type="float" office:value="26">
            <text:p>26</text:p>
          </table:table-cell>
          <table:table-cell office:value-type="string">
            <text:p>NSConference 3 - March 2011</text:p>
          </table:table-cell>
          <table:table-cell table:number-columns-repeated="2"/>
          <table:table-cell office:value-type="string">
            <text:p>25<text:span text:style-name="T1">NSConf03March2011</text:span></text:p>
          </table:table-cell>
          <table:table-cell office:value-type="string">
            <text:p>NSConf03</text:p>
          </table:table-cell>
          <table:table-cell table:number-columns-repeated="1014"/>
        </table:table-row>
        <table:table-row table:style-name="ro3">
          <table:table-cell office:value-type="string">
            <text:p>Git, Gerrit and Jenkins</text:p>
          </table:table-cell>
          <table:table-cell office:value-type="string">
            <text:p>Alex Blewit</text:p>
          </table:table-cell>
          <table:table-cell/>
          <table:table-cell office:value-type="string">
            <text:p>24MB</text:p>
          </table:table-cell>
          <table:table-cell office:value-type="float" office:value="10">
            <text:p>10</text:p>
          </table:table-cell>
          <table:table-cell office:value-type="string">
            <text:p>NSConference 3 - March 2011</text:p>
          </table:table-cell>
          <table:table-cell table:number-columns-repeated="2"/>
          <table:table-cell office:value-type="string">
            <text:p>26<text:span text:style-name="T1">NSConf03March2011</text:span></text:p>
          </table:table-cell>
          <table:table-cell office:value-type="string">
            <text:p>NSConf03</text:p>
          </table:table-cell>
          <table:table-cell table:number-columns-repeated="1014"/>
        </table:table-row>
        <table:table-row table:style-name="ro3">
          <table:table-cell office:value-type="string">
            <text:p>Great User Support</text:p>
          </table:table-cell>
          <table:table-cell office:value-type="string">
            <text:p>Daniel Jalkut</text:p>
          </table:table-cell>
          <table:table-cell/>
          <table:table-cell office:value-type="string">
            <text:p>56MB</text:p>
          </table:table-cell>
          <table:table-cell office:value-type="float" office:value="31">
            <text:p>31</text:p>
          </table:table-cell>
          <table:table-cell office:value-type="string">
            <text:p>NSConference 3 - March 2011</text:p>
          </table:table-cell>
          <table:table-cell table:number-columns-repeated="2"/>
          <table:table-cell office:value-type="string">
            <text:p>27<text:span text:style-name="T1">NSConf03March2011</text:span></text:p>
          </table:table-cell>
          <table:table-cell office:value-type="string">
            <text:p>NSConf03</text:p>
          </table:table-cell>
          <table:table-cell table:number-columns-repeated="1014"/>
        </table:table-row>
        <table:table-row table:style-name="ro3">
          <table:table-cell office:value-type="string">
            <text:p>The Concept of Technical Dept</text:p>
          </table:table-cell>
          <table:table-cell office:value-type="string">
            <text:p>Steve Scott (Scotty)</text:p>
          </table:table-cell>
          <table:table-cell/>
          <table:table-cell office:value-type="string">
            <text:p>30MB</text:p>
          </table:table-cell>
          <table:table-cell office:value-type="float" office:value="14">
            <text:p>14</text:p>
          </table:table-cell>
          <table:table-cell office:value-type="string">
            <text:p>NSConference 3 - March 2011</text:p>
          </table:table-cell>
          <table:table-cell table:number-columns-repeated="2"/>
          <table:table-cell office:value-type="string">
            <text:p>28<text:span text:style-name="T1">NSConf03March2011</text:span></text:p>
          </table:table-cell>
          <table:table-cell office:value-type="string">
            <text:p>NSConf03</text:p>
          </table:table-cell>
          <table:table-cell table:number-columns-repeated="1014"/>
        </table:table-row>
        <table:table-row table:style-name="ro3">
          <table:table-cell office:value-type="string">
            <text:p>Mac Ruby in Real Life</text:p>
          </table:table-cell>
          <table:table-cell office:value-type="string">
            <text:p>Saul Mora</text:p>
          </table:table-cell>
          <table:table-cell/>
          <table:table-cell office:value-type="string">
            <text:p>65MB</text:p>
          </table:table-cell>
          <table:table-cell office:value-type="float" office:value="24">
            <text:p>24</text:p>
          </table:table-cell>
          <table:table-cell office:value-type="string">
            <text:p>NSConference 3 - March 2011</text:p>
          </table:table-cell>
          <table:table-cell table:number-columns-repeated="2"/>
          <table:table-cell office:value-type="string">
            <text:p>29<text:span text:style-name="T1">NSConf03March2011</text:span></text:p>
          </table:table-cell>
          <table:table-cell office:value-type="string">
            <text:p>NSConf03</text:p>
          </table:table-cell>
          <table:table-cell table:number-columns-repeated="1014"/>
        </table:table-row>
        <table:table-row table:style-name="ro3">
          <table:table-cell office:value-type="string">
            <text:p>Making The New Everyday Things</text:p>
          </table:table-cell>
          <table:table-cell office:value-type="string">
            <text:p>Aral Balkan</text:p>
          </table:table-cell>
          <table:table-cell/>
          <table:table-cell office:value-type="string">
            <text:p>102MB</text:p>
          </table:table-cell>
          <table:table-cell office:value-type="float" office:value="53">
            <text:p>53</text:p>
          </table:table-cell>
          <table:table-cell office:value-type="string">
            <text:p>NSConference 3 - March 2011</text:p>
          </table:table-cell>
          <table:table-cell table:number-columns-repeated="2"/>
          <table:table-cell office:value-type="string">
            <text:p>30<text:span text:style-name="T1">NSConf03March2011</text:span></text:p>
          </table:table-cell>
          <table:table-cell office:value-type="string">
            <text:p>NSConf03</text:p>
          </table:table-cell>
          <table:table-cell table:number-columns-repeated="1014"/>
        </table:table-row>
        <table:table-row table:style-name="ro3">
          <table:table-cell office:value-type="string">
            <text:p>Designing an Objective <text:span text:style-name="T1">C Framework about 3D to Rule Them All</text:span></text:p>
          </table:table-cell>
          <table:table-cell office:value-type="string">
            <text:p>Raphael Sebbe</text:p>
          </table:table-cell>
          <table:table-cell/>
          <table:table-cell office:value-type="string">
            <text:p>29MB</text:p>
          </table:table-cell>
          <table:table-cell office:value-type="float" office:value="14">
            <text:p>14</text:p>
          </table:table-cell>
          <table:table-cell office:value-type="string">
            <text:p>NSConference 3 - March 2011</text:p>
          </table:table-cell>
          <table:table-cell table:number-columns-repeated="2"/>
          <table:table-cell office:value-type="string">
            <text:p>31<text:span text:style-name="T1">NSConf03March2011</text:span></text:p>
          </table:table-cell>
          <table:table-cell office:value-type="string">
            <text:p>NSConf03</text:p>
          </table:table-cell>
          <table:table-cell table:number-columns-repeated="1014"/>
        </table:table-row>
        <table:table-row table:style-name="ro3">
          <table:table-cell office:value-type="string">
            <text:p>Session 32</text:p>
          </table:table-cell>
          <table:table-cell office:value-type="string">
            <text:p>Nicolas Seriot</text:p>
          </table:table-cell>
          <table:table-cell/>
          <table:table-cell office:value-type="string">
            <text:p>49MB</text:p>
          </table:table-cell>
          <table:table-cell office:value-type="float" office:value="26">
            <text:p>26</text:p>
          </table:table-cell>
          <table:table-cell office:value-type="string">
            <text:p>NSConference 3 - March 2011</text:p>
          </table:table-cell>
          <table:table-cell table:number-columns-repeated="2"/>
          <table:table-cell office:value-type="string">
            <text:p>32<text:span text:style-name="T1">NSConf03March2011</text:span></text:p>
          </table:table-cell>
          <table:table-cell office:value-type="string">
            <text:p>NSConf03</text:p>
          </table:table-cell>
          <table:table-cell table:number-columns-repeated="1014"/>
        </table:table-row>
        <table:table-row table:style-name="ro3">
          <table:table-cell office:value-type="string">
            <text:p>How I (Finally) Conquered NSTreeController</text:p>
          </table:table-cell>
          <table:table-cell office:value-type="string">
            <text:p>Mike Abdullah</text:p>
          </table:table-cell>
          <table:table-cell/>
          <table:table-cell office:value-type="string">
            <text:p>28MB</text:p>
          </table:table-cell>
          <table:table-cell office:value-type="float" office:value="11">
            <text:p>11</text:p>
          </table:table-cell>
          <table:table-cell office:value-type="string">
            <text:p>NSConference 3 - March 2011</text:p>
          </table:table-cell>
          <table:table-cell table:number-columns-repeated="2"/>
          <table:table-cell office:value-type="string">
            <text:p>33<text:span text:style-name="T1">NSConf03March2011</text:span></text:p>
          </table:table-cell>
          <table:table-cell office:value-type="string">
            <text:p>NSConf03</text:p>
          </table:table-cell>
          <table:table-cell table:number-columns-repeated="1014"/>
        </table:table-row>
        <table:table-row table:style-name="ro3">
          <table:table-cell office:value-type="string">
            <text:p>Serious Core Animation</text:p>
          </table:table-cell>
          <table:table-cell office:value-type="string">
            <text:p>Drew McCormack</text:p>
          </table:table-cell>
          <table:table-cell/>
          <table:table-cell office:value-type="string">
            <text:p>74MB</text:p>
          </table:table-cell>
          <table:table-cell office:value-type="float" office:value="33">
            <text:p>33</text:p>
          </table:table-cell>
          <table:table-cell office:value-type="string">
            <text:p>NSConference 3 - March 2011</text:p>
          </table:table-cell>
          <table:table-cell table:number-columns-repeated="2"/>
          <table:table-cell office:value-type="string">
            <text:p>34<text:span text:style-name="T1">NSConf03March2011</text:span></text:p>
          </table:table-cell>
          <table:table-cell office:value-type="string">
            <text:p>NSConf03</text:p>
          </table:table-cell>
          <table:table-cell table:number-columns-repeated="1014"/>
        </table:table-row>
        <table:table-row table:style-name="ro3">
          <table:table-cell office:value-type="string">
            <text:p>PDD, Pomodoro Driven Development</text:p>
          </table:table-cell>
          <table:table-cell office:value-type="string">
            <text:p>Robert Wijas</text:p>
          </table:table-cell>
          <table:table-cell/>
          <table:table-cell office:value-type="string">
            <text:p>34MB</text:p>
          </table:table-cell>
          <table:table-cell office:value-type="float" office:value="14">
            <text:p>14</text:p>
          </table:table-cell>
          <table:table-cell office:value-type="string">
            <text:p>NSConference 3 - March 2011</text:p>
          </table:table-cell>
          <table:table-cell table:number-columns-repeated="2"/>
          <table:table-cell office:value-type="string">
            <text:p>35<text:span text:style-name="T1">NSConf03March2011</text:span></text:p>
          </table:table-cell>
          <table:table-cell office:value-type="string">
            <text:p>NSConf03</text:p>
          </table:table-cell>
          <table:table-cell table:number-columns-repeated="1014"/>
        </table:table-row>
        <table:table-row table:style-name="ro3">
          <table:table-cell office:value-type="string">
            <text:p>Couritng Customers: A Guide To Software Seduction</text:p>
          </table:table-cell>
          <table:table-cell office:value-type="string">
            <text:p>Jiva DeVoe</text:p>
          </table:table-cell>
          <table:table-cell/>
          <table:table-cell office:value-type="string">
            <text:p>71MB</text:p>
          </table:table-cell>
          <table:table-cell office:value-type="float" office:value="31">
            <text:p>31</text:p>
          </table:table-cell>
          <table:table-cell office:value-type="string">
            <text:p>NSConference 3 - March 2011</text:p>
          </table:table-cell>
          <table:table-cell table:number-columns-repeated="2"/>
          <table:table-cell office:value-type="string">
            <text:p>36<text:span text:style-name="T1">NSConf03March2011</text:span></text:p>
          </table:table-cell>
          <table:table-cell office:value-type="string">
            <text:p>NSConf03</text:p>
          </table:table-cell>
          <table:table-cell table:number-columns-repeated="1014"/>
        </table:table-row>
        <table:table-row table:style-name="ro3">
          <table:table-cell office:value-type="string">
            <text:p>The Many Forms of Design in Software or Why You Need (to be) a Jack of All Trades</text:p>
          </table:table-cell>
          <table:table-cell office:value-type="string">
            <text:p>Dirk Stoop</text:p>
          </table:table-cell>
          <table:table-cell/>
          <table:table-cell office:value-type="string">
            <text:p>35MB</text:p>
          </table:table-cell>
          <table:table-cell office:value-type="float" office:value="16">
            <text:p>16</text:p>
          </table:table-cell>
          <table:table-cell office:value-type="string">
            <text:p>NSConference 3 - March 2011</text:p>
          </table:table-cell>
          <table:table-cell table:number-columns-repeated="2"/>
          <table:table-cell office:value-type="string">
            <text:p>37<text:span text:style-name="T1">NSConf03March2011</text:span></text:p>
          </table:table-cell>
          <table:table-cell office:value-type="string">
            <text:p>NSConf03</text:p>
          </table:table-cell>
          <table:table-cell table:number-columns-repeated="1014"/>
        </table:table-row>
        <table:table-row table:style-name="ro3">
          <table:table-cell office:value-type="string">
            <text:p>Making Really Annoying iOS Apps</text:p>
          </table:table-cell>
          <table:table-cell office:value-type="string">
            <text:p>Matt Gemmell</text:p>
          </table:table-cell>
          <table:table-cell/>
          <table:table-cell office:value-type="string">
            <text:p>72MB</text:p>
          </table:table-cell>
          <table:table-cell office:value-type="float" office:value="34">
            <text:p>34</text:p>
          </table:table-cell>
          <table:table-cell office:value-type="string">
            <text:p>NSConference 3 - March 2011</text:p>
          </table:table-cell>
          <table:table-cell table:number-columns-repeated="2"/>
          <table:table-cell office:value-type="string">
            <text:p>38<text:span text:style-name="T1">NSConf03March2011</text:span></text:p>
          </table:table-cell>
          <table:table-cell office:value-type="string">
            <text:p>NSConf03</text:p>
          </table:table-cell>
          <table:table-cell table:number-columns-repeated="1014"/>
        </table:table-row>
        <table:table-row table:style-name="ro3">
          <table:table-cell office:value-type="string">
            <text:p>What Every Developer Should Know About Bourbon</text:p>
          </table:table-cell>
          <table:table-cell office:value-type="string">
            <text:p>Ross Carter</text:p>
          </table:table-cell>
          <table:table-cell/>
          <table:table-cell office:value-type="string">
            <text:p>34MB</text:p>
          </table:table-cell>
          <table:table-cell office:value-type="float" office:value="12">
            <text:p>12</text:p>
          </table:table-cell>
          <table:table-cell office:value-type="string">
            <text:p>NSConference 3 - March 2011</text:p>
          </table:table-cell>
          <table:table-cell table:number-columns-repeated="2"/>
          <table:table-cell office:value-type="string">
            <text:p>39<text:span text:style-name="T1">NSConf03March2011</text:span></text:p>
          </table:table-cell>
          <table:table-cell office:value-type="string">
            <text:p>NSConf03</text:p>
          </table:table-cell>
          <table:table-cell table:number-columns-repeated="1014"/>
        </table:table-row>
        <table:table-row table:style-name="ro3">
          <table:table-cell office:value-type="string">
            <text:p>The Cocoa Rumble</text:p>
          </table:table-cell>
          <table:table-cell table:number-columns-repeated="2"/>
          <table:table-cell office:value-type="string">
            <text:p>107MB</text:p>
          </table:table-cell>
          <table:table-cell office:value-type="float" office:value="1">
            <text:p>1</text:p>
          </table:table-cell>
          <table:table-cell office:value-type="string">
            <text:p>NSConference 3 - March 2011</text:p>
          </table:table-cell>
          <table:table-cell table:number-columns-repeated="2"/>
          <table:table-cell office:value-type="string">
            <text:p>40<text:span text:style-name="T1">NSConf03March2011</text:span></text:p>
          </table:table-cell>
          <table:table-cell office:value-type="string">
            <text:p>NSConf03</text:p>
          </table:table-cell>
          <table:table-cell table:number-columns-repeated="1014"/>
        </table:table-row>
        <table:table-row table:style-name="ro1">
          <table:table-cell office:value-type="string">
            <text:p>The Opening Keynote</text:p>
          </table:table-cell>
          <table:table-cell office:value-type="string">
            <text:p>Steve Scott (Scotty)</text:p>
          </table:table-cell>
          <table:table-cell/>
          <table:table-cell office:value-type="string">
            <text:p>108MB</text:p>
          </table:table-cell>
          <table:table-cell office:value-type="float" office:value="23">
            <text:p>23</text:p>
          </table:table-cell>
          <table:table-cell office:value-type="string">
            <text:p>NSConference 4 - March 2012</text:p>
          </table:table-cell>
          <table:table-cell table:number-columns-repeated="2"/>
          <table:table-cell office:value-type="string">
            <text:p>01NSConf04March2012</text:p>
          </table:table-cell>
          <table:table-cell office:value-type="string">
            <text:p>NSConf04</text:p>
          </table:table-cell>
          <table:table-cell table:number-columns-repeated="1014"/>
        </table:table-row>
        <table:table-row table:style-name="ro3">
          <table:table-cell office:value-type="string">
            <text:p>Five Sure Ways To Sabotage a Release</text:p>
          </table:table-cell>
          <table:table-cell office:value-type="string">
            <text:p>Kevin Hoctor</text:p>
          </table:table-cell>
          <table:table-cell/>
          <table:table-cell office:value-type="string">
            <text:p>53MB</text:p>
          </table:table-cell>
          <table:table-cell office:value-type="float" office:value="13">
            <text:p>13</text:p>
          </table:table-cell>
          <table:table-cell office:value-type="string">
            <text:p>NSConference 4 - March 2012</text:p>
          </table:table-cell>
          <table:table-cell table:number-columns-repeated="2"/>
          <table:table-cell office:value-type="string">
            <text:p>02<text:span text:style-name="T1">NSConf04March2012</text:span></text:p>
          </table:table-cell>
          <table:table-cell office:value-type="string">
            <text:p>NSConf04</text:p>
          </table:table-cell>
          <table:table-cell table:number-columns-repeated="1014"/>
        </table:table-row>
        <table:table-row table:style-name="ro3">
          <table:table-cell office:value-type="string">
            <text:p>Patterns and TEchniques for Cross Platform Objective</text:p>
          </table:table-cell>
          <table:table-cell office:value-type="string">
            <text:p>C Code - Graham Lee</text:p>
          </table:table-cell>
          <table:table-cell/>
          <table:table-cell office:value-type="string">
            <text:p>140MB</text:p>
          </table:table-cell>
          <table:table-cell office:value-type="float" office:value="27">
            <text:p>27</text:p>
          </table:table-cell>
          <table:table-cell office:value-type="string">
            <text:p>NSConference 4 - March 2012</text:p>
          </table:table-cell>
          <table:table-cell table:number-columns-repeated="2"/>
          <table:table-cell office:value-type="string">
            <text:p>03<text:span text:style-name="T1">NSConf04March2012</text:span></text:p>
          </table:table-cell>
          <table:table-cell office:value-type="string">
            <text:p>NSConf04</text:p>
          </table:table-cell>
          <table:table-cell table:number-columns-repeated="1014"/>
        </table:table-row>
        <table:table-row table:style-name="ro3">
          <table:table-cell office:value-type="string">
            <text:p>Open Source Home Automation with Open Remote</text:p>
          </table:table-cell>
          <table:table-cell office:value-type="string">
            <text:p>Eric Bariaux</text:p>
          </table:table-cell>
          <table:table-cell/>
          <table:table-cell office:value-type="string">
            <text:p>44MB</text:p>
          </table:table-cell>
          <table:table-cell office:value-type="float" office:value="14">
            <text:p>14</text:p>
          </table:table-cell>
          <table:table-cell office:value-type="string">
            <text:p>NSConference 4 - March 2012</text:p>
          </table:table-cell>
          <table:table-cell table:number-columns-repeated="2"/>
          <table:table-cell office:value-type="string">
            <text:p>04<text:span text:style-name="T1">NSConf04March2012</text:span></text:p>
          </table:table-cell>
          <table:table-cell office:value-type="string">
            <text:p>NSConf04</text:p>
          </table:table-cell>
          <table:table-cell table:number-columns-repeated="1014"/>
        </table:table-row>
        <table:table-row table:style-name="ro3">
          <table:table-cell office:value-type="string">
            <text:p>Know Your Tools</text:p>
          </table:table-cell>
          <table:table-cell office:value-type="string">
            <text:p>Nathan Eror</text:p>
          </table:table-cell>
          <table:table-cell/>
          <table:table-cell office:value-type="string">
            <text:p>157MB</text:p>
          </table:table-cell>
          <table:table-cell office:value-type="float" office:value="42">
            <text:p>42</text:p>
          </table:table-cell>
          <table:table-cell office:value-type="string">
            <text:p>NSConference 4 - March 2012</text:p>
          </table:table-cell>
          <table:table-cell table:number-columns-repeated="2"/>
          <table:table-cell office:value-type="string">
            <text:p>05<text:span text:style-name="T1">NSConf04March2012</text:span></text:p>
          </table:table-cell>
          <table:table-cell office:value-type="string">
            <text:p>NSConf04</text:p>
          </table:table-cell>
          <table:table-cell table:number-columns-repeated="1014"/>
        </table:table-row>
        <table:table-row table:style-name="ro3">
          <table:table-cell office:value-type="string">
            <text:p>Becoming a Subject Matter Expert</text:p>
          </table:table-cell>
          <table:table-cell office:value-type="string">
            <text:p>Marcus Zarra</text:p>
          </table:table-cell>
          <table:table-cell/>
          <table:table-cell office:value-type="string">
            <text:p>149MB</text:p>
          </table:table-cell>
          <table:table-cell office:value-type="float" office:value="34">
            <text:p>34</text:p>
          </table:table-cell>
          <table:table-cell office:value-type="string">
            <text:p>NSConference 4 - March 2012</text:p>
          </table:table-cell>
          <table:table-cell table:number-columns-repeated="2"/>
          <table:table-cell office:value-type="string">
            <text:p>06<text:span text:style-name="T1">NSConf04March2012</text:span></text:p>
          </table:table-cell>
          <table:table-cell office:value-type="string">
            <text:p>NSConf04</text:p>
          </table:table-cell>
          <table:table-cell table:number-columns-repeated="1014"/>
        </table:table-row>
        <table:table-row table:style-name="ro3">
          <table:table-cell office:value-type="string">
            <text:p>Dealing With a Race Condition</text:p>
          </table:table-cell>
          <table:table-cell office:value-type="string">
            <text:p>Jakob Egger</text:p>
          </table:table-cell>
          <table:table-cell/>
          <table:table-cell office:value-type="string">
            <text:p>39MB</text:p>
          </table:table-cell>
          <table:table-cell office:value-type="float" office:value="10">
            <text:p>10</text:p>
          </table:table-cell>
          <table:table-cell office:value-type="string">
            <text:p>NSConference 4 - March 2012</text:p>
          </table:table-cell>
          <table:table-cell table:number-columns-repeated="2"/>
          <table:table-cell office:value-type="string">
            <text:p>07<text:span text:style-name="T1">NSConf04March2012</text:span></text:p>
          </table:table-cell>
          <table:table-cell office:value-type="string">
            <text:p>NSConf04</text:p>
          </table:table-cell>
          <table:table-cell table:number-columns-repeated="1014"/>
        </table:table-row>
        <table:table-row table:style-name="ro3">
          <table:table-cell office:value-type="string">
            <text:p>You Too Can Speak Unicode</text:p>
          </table:table-cell>
          <table:table-cell office:value-type="string">
            <text:p>Ross Carter</text:p>
          </table:table-cell>
          <table:table-cell/>
          <table:table-cell office:value-type="string">
            <text:p>109MB</text:p>
          </table:table-cell>
          <table:table-cell office:value-type="float" office:value="30">
            <text:p>30</text:p>
          </table:table-cell>
          <table:table-cell office:value-type="string">
            <text:p>NSConference 4 - March 2012</text:p>
          </table:table-cell>
          <table:table-cell table:number-columns-repeated="2"/>
          <table:table-cell office:value-type="string">
            <text:p>08<text:span text:style-name="T1">NSConf04March2012</text:span></text:p>
          </table:table-cell>
          <table:table-cell office:value-type="string">
            <text:p>NSConf04</text:p>
          </table:table-cell>
          <table:table-cell table:number-columns-repeated="1014"/>
        </table:table-row>
        <table:table-row table:style-name="ro3">
          <table:table-cell office:value-type="string">
            <text:p>A Case Study In Storyboards</text:p>
          </table:table-cell>
          <table:table-cell office:value-type="string">
            <text:p>Martin Winter</text:p>
          </table:table-cell>
          <table:table-cell/>
          <table:table-cell office:value-type="string">
            <text:p>44MB</text:p>
          </table:table-cell>
          <table:table-cell office:value-type="float" office:value="15">
            <text:p>15</text:p>
          </table:table-cell>
          <table:table-cell office:value-type="string">
            <text:p>NSConference 4 - March 2012</text:p>
          </table:table-cell>
          <table:table-cell table:number-columns-repeated="2"/>
          <table:table-cell office:value-type="string">
            <text:p>09<text:span text:style-name="T1">NSConf04March2012</text:span></text:p>
          </table:table-cell>
          <table:table-cell office:value-type="string">
            <text:p>NSConf04</text:p>
          </table:table-cell>
          <table:table-cell table:number-columns-repeated="1014"/>
        </table:table-row>
        <table:table-row table:style-name="ro3">
          <table:table-cell office:value-type="string">
            <text:p>Not Another Design Talk</text:p>
          </table:table-cell>
          <table:table-cell office:value-type="string">
            <text:p>Drew McCormack</text:p>
          </table:table-cell>
          <table:table-cell/>
          <table:table-cell office:value-type="string">
            <text:p>114MB</text:p>
          </table:table-cell>
          <table:table-cell office:value-type="float" office:value="29">
            <text:p>29</text:p>
          </table:table-cell>
          <table:table-cell office:value-type="string">
            <text:p>NSConference 4 - March 2012</text:p>
          </table:table-cell>
          <table:table-cell table:number-columns-repeated="2"/>
          <table:table-cell office:value-type="string">
            <text:p>10<text:span text:style-name="T1">NSConf04March2012</text:span></text:p>
          </table:table-cell>
          <table:table-cell office:value-type="string">
            <text:p>NSConf04</text:p>
          </table:table-cell>
          <table:table-cell table:number-columns-repeated="1014"/>
        </table:table-row>
        <table:table-row table:style-name="ro3">
          <table:table-cell office:value-type="string">
            <text:p>Core Data Bit Me: Strengths and Weaknesses of the Object Graph</text:p>
          </table:table-cell>
          <table:table-cell office:value-type="string">
            <text:p>Frederic Sagnes</text:p>
          </table:table-cell>
          <table:table-cell/>
          <table:table-cell office:value-type="string">
            <text:p>62MB</text:p>
          </table:table-cell>
          <table:table-cell office:value-type="float" office:value="16">
            <text:p>16</text:p>
          </table:table-cell>
          <table:table-cell office:value-type="string">
            <text:p>NSConference 4 - March 2012</text:p>
          </table:table-cell>
          <table:table-cell table:number-columns-repeated="2"/>
          <table:table-cell office:value-type="string">
            <text:p>11<text:span text:style-name="T1">NSConf04March2012</text:span></text:p>
          </table:table-cell>
          <table:table-cell office:value-type="string">
            <text:p>NSConf04</text:p>
          </table:table-cell>
          <table:table-cell table:number-columns-repeated="1014"/>
        </table:table-row>
        <table:table-row table:style-name="ro3">
          <table:table-cell office:value-type="string">
            <text:p>WWSJD</text:p>
          </table:table-cell>
          <table:table-cell office:value-type="string">
            <text:p>Mike Lee</text:p>
          </table:table-cell>
          <table:table-cell/>
          <table:table-cell office:value-type="string">
            <text:p>210MB</text:p>
          </table:table-cell>
          <table:table-cell office:value-type="float" office:value="54">
            <text:p>54</text:p>
          </table:table-cell>
          <table:table-cell office:value-type="string">
            <text:p>NSConference 4 - March 2012</text:p>
          </table:table-cell>
          <table:table-cell table:number-columns-repeated="2"/>
          <table:table-cell office:value-type="string">
            <text:p>12<text:span text:style-name="T1">NSConf04March2012</text:span></text:p>
          </table:table-cell>
          <table:table-cell office:value-type="string">
            <text:p>NSConf04</text:p>
          </table:table-cell>
          <table:table-cell table:number-columns-repeated="1014"/>
        </table:table-row>
        <table:table-row table:style-name="ro3">
          <table:table-cell office:value-type="string">
            <text:p>Think Organic</text:p>
          </table:table-cell>
          <table:table-cell office:value-type="string">
            <text:p>Tim Isted</text:p>
          </table:table-cell>
          <table:table-cell/>
          <table:table-cell office:value-type="string">
            <text:p>155MB</text:p>
          </table:table-cell>
          <table:table-cell office:value-type="float" office:value="35">
            <text:p>35</text:p>
          </table:table-cell>
          <table:table-cell office:value-type="string">
            <text:p>NSConference 4 - March 2012</text:p>
          </table:table-cell>
          <table:table-cell table:number-columns-repeated="2"/>
          <table:table-cell office:value-type="string">
            <text:p>13<text:span text:style-name="T1">NSConf04March2012</text:span></text:p>
          </table:table-cell>
          <table:table-cell office:value-type="string">
            <text:p>NSConf04</text:p>
          </table:table-cell>
          <table:table-cell table:number-columns-repeated="1014"/>
        </table:table-row>
        <table:table-row table:style-name="ro3">
          <table:table-cell office:value-type="string">
            <text:p>Being The Middle Man - <text:span text:style-name="T1">How to Successfully Sell iOS Frameworks</text:span></text:p>
          </table:table-cell>
          <table:table-cell office:value-type="string">
            <text:p>Peter Steinberg</text:p>
          </table:table-cell>
          <table:table-cell/>
          <table:table-cell office:value-type="string">
            <text:p>53MB</text:p>
          </table:table-cell>
          <table:table-cell office:value-type="float" office:value="15">
            <text:p>15</text:p>
          </table:table-cell>
          <table:table-cell office:value-type="string">
            <text:p>NSConference 4 - March 2012</text:p>
          </table:table-cell>
          <table:table-cell table:number-columns-repeated="2"/>
          <table:table-cell office:value-type="string">
            <text:p>14<text:span text:style-name="T1">NSConf04March2012</text:span></text:p>
          </table:table-cell>
          <table:table-cell office:value-type="string">
            <text:p>NSConf04</text:p>
          </table:table-cell>
          <table:table-cell table:number-columns-repeated="1014"/>
        </table:table-row>
        <table:table-row table:style-name="ro3">
          <table:table-cell office:value-type="string">
            <text:p>KVO - <text:span text:style-name="T1">Behind the Magic Curtain</text:span></text:p>
          </table:table-cell>
          <table:table-cell office:value-type="string">
            <text:p>Danny Greg</text:p>
          </table:table-cell>
          <table:table-cell/>
          <table:table-cell office:value-type="string">
            <text:p>96MB</text:p>
          </table:table-cell>
          <table:table-cell office:value-type="float" office:value="26">
            <text:p>26</text:p>
          </table:table-cell>
          <table:table-cell office:value-type="string">
            <text:p>NSConference 4 - March 2012</text:p>
          </table:table-cell>
          <table:table-cell table:number-columns-repeated="2"/>
          <table:table-cell office:value-type="string">
            <text:p>15<text:span text:style-name="T1">NSConf04March2012</text:span></text:p>
          </table:table-cell>
          <table:table-cell office:value-type="string">
            <text:p>NSConf04</text:p>
          </table:table-cell>
          <table:table-cell table:number-columns-repeated="1014"/>
        </table:table-row>
        <table:table-row table:style-name="ro3">
          <table:table-cell office:value-type="string">
            <text:p>Enhancing Yealry Years Education With Speech Recognition</text:p>
          </table:table-cell>
          <table:table-cell office:value-type="string">
            <text:p>Emily Toop</text:p>
          </table:table-cell>
          <table:table-cell/>
          <table:table-cell office:value-type="string">
            <text:p>60MB</text:p>
          </table:table-cell>
          <table:table-cell office:value-type="float" office:value="15">
            <text:p>15</text:p>
          </table:table-cell>
          <table:table-cell office:value-type="string">
            <text:p>NSConference 4 - March 2012</text:p>
          </table:table-cell>
          <table:table-cell table:number-columns-repeated="2"/>
          <table:table-cell office:value-type="string">
            <text:p>16<text:span text:style-name="T1">NSConf04March2012</text:span></text:p>
          </table:table-cell>
          <table:table-cell office:value-type="string">
            <text:p>NSConf04</text:p>
          </table:table-cell>
          <table:table-cell table:number-columns-repeated="1014"/>
        </table:table-row>
        <table:table-row table:style-name="ro3">
          <table:table-cell office:value-type="string">
            <text:p>Backstage Awesome</text:p>
          </table:table-cell>
          <table:table-cell office:value-type="string">
            <text:p>Jeff LaMarche</text:p>
          </table:table-cell>
          <table:table-cell/>
          <table:table-cell office:value-type="string">
            <text:p>142MB</text:p>
          </table:table-cell>
          <table:table-cell office:value-type="float" office:value="31">
            <text:p>31</text:p>
          </table:table-cell>
          <table:table-cell office:value-type="string">
            <text:p>NSConference 4 - March 2012</text:p>
          </table:table-cell>
          <table:table-cell table:number-columns-repeated="2"/>
          <table:table-cell office:value-type="string">
            <text:p>17<text:span text:style-name="T1">NSConf04March2012</text:span></text:p>
          </table:table-cell>
          <table:table-cell office:value-type="string">
            <text:p>NSConf04</text:p>
          </table:table-cell>
          <table:table-cell table:number-columns-repeated="1014"/>
        </table:table-row>
        <table:table-row table:style-name="ro3">
          <table:table-cell office:value-type="string">
            <text:p>Consuming RAILS Services From iOS</text:p>
          </table:table-cell>
          <table:table-cell office:value-type="string">
            <text:p>Matt Long</text:p>
          </table:table-cell>
          <table:table-cell/>
          <table:table-cell office:value-type="string">
            <text:p>147MB</text:p>
          </table:table-cell>
          <table:table-cell office:value-type="float" office:value="29">
            <text:p>29</text:p>
          </table:table-cell>
          <table:table-cell office:value-type="string">
            <text:p>NSConference 4 - March 2012</text:p>
          </table:table-cell>
          <table:table-cell table:number-columns-repeated="2"/>
          <table:table-cell office:value-type="string">
            <text:p>18<text:span text:style-name="T1">NSConf04March2012</text:span></text:p>
          </table:table-cell>
          <table:table-cell office:value-type="string">
            <text:p>NSConf04</text:p>
          </table:table-cell>
          <table:table-cell table:number-columns-repeated="1014"/>
        </table:table-row>
        <table:table-row table:style-name="ro3">
          <table:table-cell office:value-type="string">
            <text:p>The Growm Up Way Build and Distribute iOS Apps</text:p>
          </table:table-cell>
          <table:table-cell office:value-type="string">
            <text:p>Martin Reichart</text:p>
          </table:table-cell>
          <table:table-cell/>
          <table:table-cell office:value-type="string">
            <text:p>54MB</text:p>
          </table:table-cell>
          <table:table-cell office:value-type="float" office:value="14">
            <text:p>14</text:p>
          </table:table-cell>
          <table:table-cell office:value-type="string">
            <text:p>NSConference 4 - March 2012</text:p>
          </table:table-cell>
          <table:table-cell table:number-columns-repeated="2"/>
          <table:table-cell office:value-type="string">
            <text:p>19<text:span text:style-name="T1">NSConf04March2012</text:span></text:p>
          </table:table-cell>
          <table:table-cell office:value-type="string">
            <text:p>NSConf04</text:p>
          </table:table-cell>
          <table:table-cell table:number-columns-repeated="1014"/>
        </table:table-row>
        <table:table-row table:style-name="ro3">
          <table:table-cell office:value-type="string">
            <text:p>How To Create A Successful App</text:p>
          </table:table-cell>
          <table:table-cell office:value-type="string">
            <text:p>Michael Simmons</text:p>
          </table:table-cell>
          <table:table-cell/>
          <table:table-cell office:value-type="string">
            <text:p>161MB</text:p>
          </table:table-cell>
          <table:table-cell office:value-type="float" office:value="32">
            <text:p>32</text:p>
          </table:table-cell>
          <table:table-cell office:value-type="string">
            <text:p>NSConference 4 - March 2012</text:p>
          </table:table-cell>
          <table:table-cell table:number-columns-repeated="2"/>
          <table:table-cell office:value-type="string">
            <text:p>20<text:span text:style-name="T1">NSConf04March2012</text:span></text:p>
          </table:table-cell>
          <table:table-cell office:value-type="string">
            <text:p>NSConf04</text:p>
          </table:table-cell>
          <table:table-cell table:number-columns-repeated="1014"/>
        </table:table-row>
        <table:table-row table:style-name="ro3">
          <table:table-cell office:value-type="string">
            <text:p>iOS 5 Skinning - <text:span text:style-name="T1">Make Your Apps Lickable </text:span></text:p>
          </table:table-cell>
          <table:table-cell office:value-type="string">
            <text:p>Nik Kuh</text:p>
          </table:table-cell>
          <table:table-cell/>
          <table:table-cell office:value-type="string">
            <text:p>58MB</text:p>
          </table:table-cell>
          <table:table-cell office:value-type="float" office:value="15">
            <text:p>15</text:p>
          </table:table-cell>
          <table:table-cell office:value-type="string">
            <text:p>NSConference 4 - March 2012</text:p>
          </table:table-cell>
          <table:table-cell table:number-columns-repeated="2"/>
          <table:table-cell office:value-type="string">
            <text:p>21<text:span text:style-name="T1">NSConf04March2012</text:span></text:p>
          </table:table-cell>
          <table:table-cell office:value-type="string">
            <text:p>NSConf04</text:p>
          </table:table-cell>
          <table:table-cell table:number-columns-repeated="1014"/>
        </table:table-row>
        <table:table-row table:style-name="ro3">
          <table:table-cell office:value-type="string">
            <text:p>Tools and Editors</text:p>
          </table:table-cell>
          <table:table-cell office:value-type="string">
            <text:p>Dave Addey</text:p>
          </table:table-cell>
          <table:table-cell/>
          <table:table-cell office:value-type="string">
            <text:p>107MB</text:p>
          </table:table-cell>
          <table:table-cell office:value-type="float" office:value="26">
            <text:p>26</text:p>
          </table:table-cell>
          <table:table-cell office:value-type="string">
            <text:p>NSConference 4 - March 2012</text:p>
          </table:table-cell>
          <table:table-cell table:number-columns-repeated="2"/>
          <table:table-cell office:value-type="string">
            <text:p>22<text:span text:style-name="T1">NSConf04March2012</text:span></text:p>
          </table:table-cell>
          <table:table-cell office:value-type="string">
            <text:p>NSConf04</text:p>
          </table:table-cell>
          <table:table-cell table:number-columns-repeated="1014"/>
        </table:table-row>
        <table:table-row table:style-name="ro3">
          <table:table-cell office:value-type="string">
            <text:p>DevonImboEverPad</text:p>
          </table:table-cell>
          <table:table-cell office:value-type="string">
            <text:p>Simon Wolf</text:p>
          </table:table-cell>
          <table:table-cell/>
          <table:table-cell office:value-type="string">
            <text:p>55MB</text:p>
          </table:table-cell>
          <table:table-cell office:value-type="float" office:value="14">
            <text:p>14</text:p>
          </table:table-cell>
          <table:table-cell office:value-type="string">
            <text:p>NSConference 4 - March 2012</text:p>
          </table:table-cell>
          <table:table-cell table:number-columns-repeated="2"/>
          <table:table-cell office:value-type="string">
            <text:p>23<text:span text:style-name="T1">NSConf04March2012</text:span></text:p>
          </table:table-cell>
          <table:table-cell office:value-type="string">
            <text:p>NSConf04</text:p>
          </table:table-cell>
          <table:table-cell table:number-columns-repeated="1014"/>
        </table:table-row>
        <table:table-row table:style-name="ro3">
          <table:table-cell office:value-type="string">
            <text:p>Design Considerations For Educational Apps</text:p>
          </table:table-cell>
          <table:table-cell office:value-type="string">
            <text:p>Fraser Spiers</text:p>
          </table:table-cell>
          <table:table-cell/>
          <table:table-cell office:value-type="string">
            <text:p>100MB</text:p>
          </table:table-cell>
          <table:table-cell office:value-type="float" office:value="28">
            <text:p>28</text:p>
          </table:table-cell>
          <table:table-cell office:value-type="string">
            <text:p>NSConference 4 - March 2012</text:p>
          </table:table-cell>
          <table:table-cell table:number-columns-repeated="2"/>
          <table:table-cell office:value-type="string">
            <text:p>24<text:span text:style-name="T1">NSConf04March2012</text:span></text:p>
          </table:table-cell>
          <table:table-cell office:value-type="string">
            <text:p>NSConf04</text:p>
          </table:table-cell>
          <table:table-cell table:number-columns-repeated="1014"/>
        </table:table-row>
        <table:table-row table:style-name="ro3">
          <table:table-cell office:value-type="string">
            <text:p>Automated UI Testing and Automated Feature Testing Using The Calabash Framework</text:p>
          </table:table-cell>
          <table:table-cell office:value-type="string">
            <text:p>Niklas Saers</text:p>
          </table:table-cell>
          <table:table-cell/>
          <table:table-cell office:value-type="string">
            <text:p>59MB</text:p>
          </table:table-cell>
          <table:table-cell office:value-type="float" office:value="15">
            <text:p>15</text:p>
          </table:table-cell>
          <table:table-cell office:value-type="string">
            <text:p>NSConference 4 - March 2012</text:p>
          </table:table-cell>
          <table:table-cell table:number-columns-repeated="2"/>
          <table:table-cell office:value-type="string">
            <text:p>25<text:span text:style-name="T1">NSConf04March2012</text:span></text:p>
          </table:table-cell>
          <table:table-cell office:value-type="string">
            <text:p>NSConf04</text:p>
          </table:table-cell>
          <table:table-cell table:number-columns-repeated="1014"/>
        </table:table-row>
        <table:table-row table:style-name="ro3">
          <table:table-cell office:value-type="string">
            <text:p>Making Broad Decisions &amp; Narrow Promises</text:p>
          </table:table-cell>
          <table:table-cell office:value-type="string">
            <text:p>Guy English</text:p>
          </table:table-cell>
          <table:table-cell/>
          <table:table-cell office:value-type="string">
            <text:p>104MB</text:p>
          </table:table-cell>
          <table:table-cell office:value-type="float" office:value="26">
            <text:p>26</text:p>
          </table:table-cell>
          <table:table-cell office:value-type="string">
            <text:p>NSConference 4 - March 2012</text:p>
          </table:table-cell>
          <table:table-cell table:number-columns-repeated="2"/>
          <table:table-cell office:value-type="string">
            <text:p>26<text:span text:style-name="T1">NSConf04March2012</text:span></text:p>
          </table:table-cell>
          <table:table-cell office:value-type="string">
            <text:p>NSConf04</text:p>
          </table:table-cell>
          <table:table-cell table:number-columns-repeated="1014"/>
        </table:table-row>
        <table:table-row table:style-name="ro3">
          <table:table-cell office:value-type="string">
            <text:p>App Localisation - An Introduction to Localising Your First App</text:p>
          </table:table-cell>
          <table:table-cell office:value-type="string">
            <text:p>Robert Lo Blue</text:p>
          </table:table-cell>
          <table:table-cell/>
          <table:table-cell office:value-type="string">
            <text:p>44MB</text:p>
          </table:table-cell>
          <table:table-cell office:value-type="float" office:value="14">
            <text:p>14</text:p>
          </table:table-cell>
          <table:table-cell office:value-type="string">
            <text:p>NSConference 4 - March 2012</text:p>
          </table:table-cell>
          <table:table-cell table:number-columns-repeated="2"/>
          <table:table-cell office:value-type="string">
            <text:p>27<text:span text:style-name="T1">NSConf04March2012</text:span></text:p>
          </table:table-cell>
          <table:table-cell office:value-type="string">
            <text:p>NSConf04</text:p>
          </table:table-cell>
          <table:table-cell table:number-columns-repeated="1014"/>
        </table:table-row>
        <table:table-row table:style-name="ro3">
          <table:table-cell office:value-type="string">
            <text:p>Core Data and iCloud</text:p>
          </table:table-cell>
          <table:table-cell office:value-type="string">
            <text:p>Daniel Pasco</text:p>
          </table:table-cell>
          <table:table-cell/>
          <table:table-cell office:value-type="string">
            <text:p>125MB</text:p>
          </table:table-cell>
          <table:table-cell office:value-type="float" office:value="40">
            <text:p>40</text:p>
          </table:table-cell>
          <table:table-cell office:value-type="string">
            <text:p>NSConference 4 - March 2012</text:p>
          </table:table-cell>
          <table:table-cell table:number-columns-repeated="2"/>
          <table:table-cell office:value-type="string">
            <text:p>28<text:span text:style-name="T1">NSConf04March2012</text:span></text:p>
          </table:table-cell>
          <table:table-cell office:value-type="string">
            <text:p>NSConf04</text:p>
          </table:table-cell>
          <table:table-cell table:number-columns-repeated="1014"/>
        </table:table-row>
        <table:table-row table:style-name="ro3">
          <table:table-cell office:value-type="string">
            <text:p>Real World User Experience</text:p>
          </table:table-cell>
          <table:table-cell office:value-type="string">
            <text:p>Matt Gemmell</text:p>
          </table:table-cell>
          <table:table-cell/>
          <table:table-cell office:value-type="string">
            <text:p>163MB</text:p>
          </table:table-cell>
          <table:table-cell office:value-type="float" office:value="43">
            <text:p>43</text:p>
          </table:table-cell>
          <table:table-cell office:value-type="string">
            <text:p>NSConference 4 - March 2012</text:p>
          </table:table-cell>
          <table:table-cell table:number-columns-repeated="2"/>
          <table:table-cell office:value-type="string">
            <text:p>29<text:span text:style-name="T1">NSConf04March2012</text:span></text:p>
          </table:table-cell>
          <table:table-cell office:value-type="string">
            <text:p>NSConf04</text:p>
          </table:table-cell>
          <table:table-cell table:number-columns-repeated="1014"/>
        </table:table-row>
        <table:table-row table:style-name="ro3">
          <table:table-cell office:value-type="string">
            <text:p>Runtime Foolery</text:p>
          </table:table-cell>
          <table:table-cell office:value-type="string">
            <text:p>Saul Mora</text:p>
          </table:table-cell>
          <table:table-cell/>
          <table:table-cell office:value-type="string">
            <text:p>44MB</text:p>
          </table:table-cell>
          <table:table-cell office:value-type="float" office:value="11">
            <text:p>11</text:p>
          </table:table-cell>
          <table:table-cell office:value-type="string">
            <text:p>NSConference 4 - March 2012</text:p>
          </table:table-cell>
          <table:table-cell table:number-columns-repeated="2"/>
          <table:table-cell office:value-type="string">
            <text:p>30<text:span text:style-name="T1">NSConf04March2012</text:span></text:p>
          </table:table-cell>
          <table:table-cell office:value-type="string">
            <text:p>NSConf04</text:p>
          </table:table-cell>
          <table:table-cell table:number-columns-repeated="1014"/>
        </table:table-row>
        <table:table-row table:style-name="ro3">
          <table:table-cell office:value-type="string">
            <text:p>The Cocoa Rumble</text:p>
          </table:table-cell>
          <table:table-cell table:number-columns-repeated="2"/>
          <table:table-cell office:value-type="string">
            <text:p>205MB</text:p>
          </table:table-cell>
          <table:table-cell office:value-type="float" office:value="1">
            <text:p>1</text:p>
          </table:table-cell>
          <table:table-cell office:value-type="string">
            <text:p>NSConference 4 - March 2012</text:p>
          </table:table-cell>
          <table:table-cell table:number-columns-repeated="2"/>
          <table:table-cell office:value-type="string">
            <text:p>31<text:span text:style-name="T1">NSConf04March2012</text:span></text:p>
          </table:table-cell>
          <table:table-cell office:value-type="string">
            <text:p>NSConf04</text:p>
          </table:table-cell>
          <table:table-cell table:number-columns-repeated="1014"/>
        </table:table-row>
        <table:table-row table:style-name="ro1">
          <table:table-cell office:value-type="string">
            <text:p>Turning Ideas Into Apps</text:p>
          </table:table-cell>
          <table:table-cell office:value-type="string">
            <text:p>Matt Gemmell</text:p>
          </table:table-cell>
          <table:table-cell/>
          <table:table-cell office:value-type="string">
            <text:p>208MB</text:p>
          </table:table-cell>
          <table:table-cell office:value-type="float" office:value="62">
            <text:p>62</text:p>
          </table:table-cell>
          <table:table-cell office:value-type="string">
            <text:p>NSConference Mini (Design) - September 2012</text:p>
          </table:table-cell>
          <table:table-cell table:number-columns-repeated="2"/>
          <table:table-cell office:value-type="string">
            <text:p>01NSConfMiniSept2012</text:p>
          </table:table-cell>
          <table:table-cell office:value-type="string">
            <text:p>NSConfMini02</text:p>
          </table:table-cell>
          <table:table-cell table:number-columns-repeated="1014"/>
        </table:table-row>
        <table:table-row table:style-name="ro1">
          <table:table-cell office:value-type="string">
            <text:p>Oh My Clients!</text:p>
          </table:table-cell>
          <table:table-cell office:value-type="string">
            <text:p>Jaimee Newberry</text:p>
          </table:table-cell>
          <table:table-cell/>
          <table:table-cell office:value-type="string">
            <text:p>250MB</text:p>
          </table:table-cell>
          <table:table-cell office:value-type="float" office:value="1">
            <text:p>1</text:p>
          </table:table-cell>
          <table:table-cell office:value-type="string">
            <text:p>NSConference Mini (Design) - September 2012</text:p>
          </table:table-cell>
          <table:table-cell table:number-columns-repeated="2"/>
          <table:table-cell office:value-type="string">
            <text:p>02NSConfMiniSept2012</text:p>
          </table:table-cell>
          <table:table-cell office:value-type="string">
            <text:p>NSConfMini02</text:p>
          </table:table-cell>
          <table:table-cell table:number-columns-repeated="1014"/>
        </table:table-row>
        <table:table-row table:style-name="ro3">
          <table:table-cell office:value-type="string">
            <text:p>Design For Change</text:p>
          </table:table-cell>
          <table:table-cell office:value-type="string">
            <text:p>Cathy Shive</text:p>
          </table:table-cell>
          <table:table-cell/>
          <table:table-cell office:value-type="string">
            <text:p>105MB</text:p>
          </table:table-cell>
          <table:table-cell office:value-type="float" office:value="39">
            <text:p>39</text:p>
          </table:table-cell>
          <table:table-cell office:value-type="string">
            <text:p>NSConference Mini (Design) - September 2012</text:p>
          </table:table-cell>
          <table:table-cell table:number-columns-repeated="2"/>
          <table:table-cell office:value-type="string">
            <text:p>03<text:span text:style-name="T1">NSConfMiniSept2012</text:span></text:p>
          </table:table-cell>
          <table:table-cell office:value-type="string">
            <text:p>NSConfMini02</text:p>
          </table:table-cell>
          <table:table-cell table:number-columns-repeated="1014"/>
        </table:table-row>
        <table:table-row table:style-name="ro3">
          <table:table-cell office:value-type="string">
            <text:p>Why You Should Care</text:p>
          </table:table-cell>
          <table:table-cell office:value-type="string">
            <text:p>Dave Wiskus</text:p>
          </table:table-cell>
          <table:table-cell/>
          <table:table-cell office:value-type="string">
            <text:p>208MB</text:p>
          </table:table-cell>
          <table:table-cell office:value-type="float" office:value="51">
            <text:p>51</text:p>
          </table:table-cell>
          <table:table-cell office:value-type="string">
            <text:p>NSConference Mini (Design) - September 2012</text:p>
          </table:table-cell>
          <table:table-cell table:number-columns-repeated="2"/>
          <table:table-cell office:value-type="string">
            <text:p>04<text:span text:style-name="T1">NSConfMiniSept2012</text:span></text:p>
          </table:table-cell>
          <table:table-cell office:value-type="string">
            <text:p>NSConfMini02</text:p>
          </table:table-cell>
          <table:table-cell table:number-columns-repeated="1014"/>
        </table:table-row>
        <table:table-row table:style-name="ro3">
          <table:table-cell office:value-type="string">
            <text:p>Buttons Are A Hack</text:p>
          </table:table-cell>
          <table:table-cell office:value-type="string">
            <text:p>Josh Clark</text:p>
          </table:table-cell>
          <table:table-cell/>
          <table:table-cell office:value-type="string">
            <text:p>78MB</text:p>
          </table:table-cell>
          <table:table-cell office:value-type="float" office:value="60">
            <text:p>60</text:p>
          </table:table-cell>
          <table:table-cell office:value-type="string">
            <text:p>NSConference Mini (Design) - September 2012</text:p>
          </table:table-cell>
          <table:table-cell table:number-columns-repeated="2"/>
          <table:table-cell office:value-type="string">
            <text:p>05<text:span text:style-name="T1">NSConfMiniSept2012</text:span></text:p>
          </table:table-cell>
          <table:table-cell office:value-type="string">
            <text:p>NSConfMini02</text:p>
          </table:table-cell>
          <table:table-cell table:number-columns-repeated="1014"/>
        </table:table-row>
        <table:table-row table:style-name="ro3">
          <table:table-cell office:value-type="string">
            <text:p>Design Panel</text:p>
          </table:table-cell>
          <table:table-cell office:value-type="string">
            <text:p>Steve Scott (Scotty), Matt Gemmell, Cathy Shive, Dave Wiskus, Jaimee Newberry, Josh Clark</text:p>
          </table:table-cell>
          <table:table-cell/>
          <table:table-cell office:value-type="string">
            <text:p>166MB</text:p>
          </table:table-cell>
          <table:table-cell office:value-type="float" office:value="1">
            <text:p>1</text:p>
          </table:table-cell>
          <table:table-cell office:value-type="string">
            <text:p>NSConference Mini (Design) - September 2012</text:p>
          </table:table-cell>
          <table:table-cell table:number-columns-repeated="2"/>
          <table:table-cell office:value-type="string">
            <text:p>06<text:span text:style-name="T1">NSConfMiniSept2012</text:span></text:p>
          </table:table-cell>
          <table:table-cell office:value-type="string">
            <text:p>NSConfMini02</text:p>
          </table:table-cell>
          <table:table-cell table:number-columns-repeated="1014"/>
        </table:table-row>
        <table:table-row table:style-name="ro1">
          <table:table-cell office:value-type="string">
            <text:p>Whisky &amp; Community</text:p>
          </table:table-cell>
          <table:table-cell office:value-type="string">
            <text:p>Steve Scott (Scotty)</text:p>
          </table:table-cell>
          <table:table-cell office:value-type="string">
            <text:p>Scotty kicks off the conference in his usual style, and sets the tone for the whole conference.</text:p>
          </table:table-cell>
          <table:table-cell office:value-type="string">
            <text:p>82MB</text:p>
          </table:table-cell>
          <table:table-cell office:value-type="float" office:value="27">
            <text:p>27</text:p>
          </table:table-cell>
          <table:table-cell office:value-type="string">
            <text:p>NSConference 5 - March 2013</text:p>
          </table:table-cell>
          <table:table-cell table:number-columns-repeated="2"/>
          <table:table-cell office:value-type="string">
            <text:p>01NSConfFiveMarch2013</text:p>
          </table:table-cell>
          <table:table-cell office:value-type="string">
            <text:p>NSConf05</text:p>
          </table:table-cell>
          <table:table-cell table:number-columns-repeated="1014"/>
        </table:table-row>
        <table:table-row table:style-name="ro4">
          <table:table-cell office:value-type="string">
            <text:p>Building Better Apps</text:p>
          </table:table-cell>
          <table:table-cell office:value-type="string">
            <text:p>Bill Dudney</text:p>
          </table:table-cell>
          <table:table-cell office:value-type="string">
            <text:p>Responsiveness is critical to the success of any iOS app. But, optimizing an app without data is like driving without a map. To optimize you have to know where the problems are. In this session we will learn how to use Instruments to find performance bottle necks and look at approaches to fixing them. Bill looks at three critical areas: Startup time, Memory Usage, Scrolling &amp; Graphics Performance</text:p>
          </table:table-cell>
          <table:table-cell office:value-type="string">
            <text:p>102MB</text:p>
          </table:table-cell>
          <table:table-cell office:value-type="float" office:value="38">
            <text:p>38</text:p>
          </table:table-cell>
          <table:table-cell office:value-type="string">
            <text:p>NSConference 5 - March 2013</text:p>
          </table:table-cell>
          <table:table-cell table:number-columns-repeated="2"/>
          <table:table-cell office:value-type="string">
            <text:p>02<text:span text:style-name="T1">NSConf05March2013</text:span></text:p>
          </table:table-cell>
          <table:table-cell office:value-type="string">
            <text:p>NSConf05</text:p>
          </table:table-cell>
          <table:table-cell table:number-columns-repeated="1014"/>
        </table:table-row>
        <table:table-row table:style-name="ro4">
          <table:table-cell office:value-type="string">
            <text:p>Searching for Speedy Searching</text:p>
          </table:table-cell>
          <table:table-cell office:value-type="string">
            <text:p>Simon Wolf</text:p>
          </table:table-cell>
          <table:table-cell office:value-type="string">
            <text:p>Blitz Talk</text:p>
          </table:table-cell>
          <table:table-cell office:value-type="string">
            <text:p>49MB</text:p>
          </table:table-cell>
          <table:table-cell office:value-type="float" office:value="16">
            <text:p>16</text:p>
          </table:table-cell>
          <table:table-cell office:value-type="string">
            <text:p>NSConference 5 - March 2013</text:p>
          </table:table-cell>
          <table:table-cell table:number-columns-repeated="2"/>
          <table:table-cell office:value-type="string">
            <text:p>03<text:span text:style-name="T1">NSConfFiveMarch2013</text:span></text:p>
          </table:table-cell>
          <table:table-cell office:value-type="string">
            <text:p>NSConf05</text:p>
          </table:table-cell>
          <table:table-cell table:number-columns-repeated="1014"/>
        </table:table-row>
        <table:table-row table:style-name="ro4">
          <table:table-cell office:value-type="string">
            <text:p>The Ultimate Developer Toolchain</text:p>
          </table:table-cell>
          <table:table-cell office:value-type="string">
            <text:p>Richard Morton</text:p>
          </table:table-cell>
          <table:table-cell office:value-type="string">
            <text:p>Blitz Talk</text:p>
          </table:table-cell>
          <table:table-cell office:value-type="string">
            <text:p>34MB</text:p>
          </table:table-cell>
          <table:table-cell office:value-type="float" office:value="12">
            <text:p>12</text:p>
          </table:table-cell>
          <table:table-cell office:value-type="string">
            <text:p>NSConference 5 - March 2013</text:p>
          </table:table-cell>
          <table:table-cell table:number-columns-repeated="2"/>
          <table:table-cell office:value-type="string">
            <text:p>04<text:span text:style-name="T1">NSConfFiveMarch2013</text:span></text:p>
          </table:table-cell>
          <table:table-cell office:value-type="string">
            <text:p>NSConf05</text:p>
          </table:table-cell>
          <table:table-cell table:number-columns-repeated="1014"/>
        </table:table-row>
        <table:table-row table:style-name="ro4">
          <table:table-cell office:value-type="string">
            <text:p>Why Making 12 Games in 12 months is a good idea</text:p>
          </table:table-cell>
          <table:table-cell office:value-type="string">
            <text:p>Matthijs Hollemans</text:p>
          </table:table-cell>
          <table:table-cell office:value-type="string">
            <text:p>Blitz Talk</text:p>
          </table:table-cell>
          <table:table-cell office:value-type="string">
            <text:p>38MB</text:p>
          </table:table-cell>
          <table:table-cell office:value-type="float" office:value="14">
            <text:p>14</text:p>
          </table:table-cell>
          <table:table-cell office:value-type="string">
            <text:p>NSConference 5 - March 2013</text:p>
          </table:table-cell>
          <table:table-cell table:number-columns-repeated="2"/>
          <table:table-cell office:value-type="string">
            <text:p>05<text:span text:style-name="T1">NSConfFiveMarch2013</text:span></text:p>
          </table:table-cell>
          <table:table-cell office:value-type="string">
            <text:p>NSConf05</text:p>
          </table:table-cell>
          <table:table-cell table:number-columns-repeated="1014"/>
        </table:table-row>
        <table:table-row table:style-name="ro4">
          <table:table-cell office:value-type="string">
            <text:p>UISS</text:p>
          </table:table-cell>
          <table:table-cell office:value-type="string">
            <text:p>UIAppearance on Steroids - Robert Wijas</text:p>
          </table:table-cell>
          <table:table-cell office:value-type="string">
            <text:p>Blitz Talk</text:p>
          </table:table-cell>
          <table:table-cell office:value-type="string">
            <text:p>36MB</text:p>
          </table:table-cell>
          <table:table-cell office:value-type="float" office:value="15">
            <text:p>15</text:p>
          </table:table-cell>
          <table:table-cell office:value-type="string">
            <text:p>NSConference 5 - March 2013</text:p>
          </table:table-cell>
          <table:table-cell table:number-columns-repeated="2"/>
          <table:table-cell office:value-type="string">
            <text:p>06<text:span text:style-name="T1">NSConfFiveMarch2013</text:span></text:p>
          </table:table-cell>
          <table:table-cell office:value-type="string">
            <text:p>NSConf05</text:p>
          </table:table-cell>
          <table:table-cell table:number-columns-repeated="1014"/>
        </table:table-row>
        <table:table-row table:style-name="ro4">
          <table:table-cell office:value-type="string">
            <text:p>Becoming a Product Company</text:p>
          </table:table-cell>
          <table:table-cell office:value-type="string">
            <text:p>Daniel Pasco</text:p>
          </table:table-cell>
          <table:table-cell office:value-type="string">
            <text:p>After years of client work, Black Pixel acquired three major products and began the transition from a client services company to a product company. As professionals with hundreds of apps under our belts, we thought it'd be easy, but there were a lot of unexpected surprises and differences that caught us off guard.,If you're thinking about acquiring a product, or working on the shift from contracting to releasing your own applications, this talk is you. Learn from our mistakes, as well as what went right, and what we're still working to improve.</text:p>
          </table:table-cell>
          <table:table-cell office:value-type="string">
            <text:p>120MB</text:p>
          </table:table-cell>
          <table:table-cell office:value-type="float" office:value="51">
            <text:p>51</text:p>
          </table:table-cell>
          <table:table-cell office:value-type="string">
            <text:p>NSConference 5 - March 2013</text:p>
          </table:table-cell>
          <table:table-cell table:number-columns-repeated="2"/>
          <table:table-cell office:value-type="string">
            <text:p>07<text:span text:style-name="T1">NSConfFiveMarch2013</text:span></text:p>
          </table:table-cell>
          <table:table-cell office:value-type="string">
            <text:p>NSConf05</text:p>
          </table:table-cell>
          <table:table-cell table:number-columns-repeated="1014"/>
        </table:table-row>
        <table:table-row table:style-name="ro4">
          <table:table-cell office:value-type="string">
            <text:p>Software Architecture Tips</text:p>
          </table:table-cell>
          <table:table-cell office:value-type="string">
            <text:p>Jacob Gorban</text:p>
          </table:table-cell>
          <table:table-cell office:value-type="string">
            <text:p>Blitz Talk</text:p>
          </table:table-cell>
          <table:table-cell office:value-type="string">
            <text:p>49MB</text:p>
          </table:table-cell>
          <table:table-cell office:value-type="float" office:value="15">
            <text:p>15</text:p>
          </table:table-cell>
          <table:table-cell office:value-type="string">
            <text:p>NSConference 5 - March 2013</text:p>
          </table:table-cell>
          <table:table-cell table:number-columns-repeated="2"/>
          <table:table-cell office:value-type="string">
            <text:p>08<text:span text:style-name="T1">NSConfFiveMarch2013</text:span></text:p>
          </table:table-cell>
          <table:table-cell office:value-type="string">
            <text:p>NSConf05</text:p>
          </table:table-cell>
          <table:table-cell table:number-columns-repeated="1014"/>
        </table:table-row>
        <table:table-row table:style-name="ro4">
          <table:table-cell office:value-type="string">
            <text:p>Webkit UI Inspector Tips &amp; Tricks</text:p>
          </table:table-cell>
          <table:table-cell office:value-type="string">
            <text:p>Daniel Jalkut</text:p>
          </table:table-cell>
          <table:table-cell office:value-type="string">
            <text:p>Introducing WebKit's UI inspector, and exploring the variety of tools it possesses for examining, modifying, and measuring the performance of 'web content' whether it be destined for a web page or embedded in a native Mac or iOS application.</text:p>
          </table:table-cell>
          <table:table-cell office:value-type="string">
            <text:p>90MB</text:p>
          </table:table-cell>
          <table:table-cell office:value-type="float" office:value="34">
            <text:p>34</text:p>
          </table:table-cell>
          <table:table-cell office:value-type="string">
            <text:p>NSConference 5 - March 2013</text:p>
          </table:table-cell>
          <table:table-cell table:number-columns-repeated="2"/>
          <table:table-cell office:value-type="string">
            <text:p>09<text:span text:style-name="T1">NSConfFiveMarch2013</text:span></text:p>
          </table:table-cell>
          <table:table-cell office:value-type="string">
            <text:p>NSConf05</text:p>
          </table:table-cell>
          <table:table-cell table:number-columns-repeated="1014"/>
        </table:table-row>
        <table:table-row table:style-name="ro4">
          <table:table-cell office:value-type="string">
            <text:p>The Invisible Interface: Offline Speech Recognition And Text To Speech In Your App</text:p>
          </table:table-cell>
          <table:table-cell office:value-type="string">
            <text:p>Halle Winkler</text:p>
          </table:table-cell>
          <table:table-cell office:value-type="string">
            <text:p>Blitz Talk</text:p>
          </table:table-cell>
          <table:table-cell office:value-type="string">
            <text:p>46MB</text:p>
          </table:table-cell>
          <table:table-cell office:value-type="float" office:value="17">
            <text:p>17</text:p>
          </table:table-cell>
          <table:table-cell office:value-type="string">
            <text:p>NSConference 5 - March 2013</text:p>
          </table:table-cell>
          <table:table-cell table:number-columns-repeated="2"/>
          <table:table-cell office:value-type="string">
            <text:p>10<text:span text:style-name="T1">NSConfFiveMarch2013</text:span></text:p>
          </table:table-cell>
          <table:table-cell office:value-type="string">
            <text:p>NSConf05</text:p>
          </table:table-cell>
          <table:table-cell table:number-columns-repeated="1014"/>
        </table:table-row>
        <table:table-row table:style-name="ro4">
          <table:table-cell office:value-type="string">
            <text:p>Handling The Press, or: 'How to get five star reviews, sell millions of apps, and retire six months from now – guaranteed!'</text:p>
          </table:table-cell>
          <table:table-cell office:value-type="string">
            <text:p>Christopher Phin</text:p>
          </table:table-cell>
          <table:table-cell office:value-type="string">
            <text:p>Chris helps developers appreciate the perspective of the journalist covering their industry, so as to make their interactions as productive as possible and give your app the best chance possible of being covered. Covers best practice for press releases, the press area of websites, and more.</text:p>
          </table:table-cell>
          <table:table-cell office:value-type="string">
            <text:p>87MB</text:p>
          </table:table-cell>
          <table:table-cell office:value-type="float" office:value="27">
            <text:p>27</text:p>
          </table:table-cell>
          <table:table-cell office:value-type="string">
            <text:p>NSConference 5 - March 2013</text:p>
          </table:table-cell>
          <table:table-cell table:number-columns-repeated="2"/>
          <table:table-cell office:value-type="string">
            <text:p>11<text:span text:style-name="T1">NSConfFiveMarch2013</text:span></text:p>
          </table:table-cell>
          <table:table-cell office:value-type="string">
            <text:p>NSConf05</text:p>
          </table:table-cell>
          <table:table-cell table:number-columns-repeated="1014"/>
        </table:table-row>
        <table:table-row table:style-name="ro4">
          <table:table-cell office:value-type="string">
            <text:p>Thriving in an App Store World</text:p>
          </table:table-cell>
          <table:table-cell office:value-type="string">
            <text:p>Michael Jurewitz</text:p>
          </table:table-cell>
          <table:table-cell office:value-type="string">
            <text:p>Jury talks about the economics of the App Store, product development philosophy and scheduling, and working well with Apple.</text:p>
          </table:table-cell>
          <table:table-cell office:value-type="string">
            <text:p>170MB</text:p>
          </table:table-cell>
          <table:table-cell office:value-type="float" office:value="66">
            <text:p>66</text:p>
          </table:table-cell>
          <table:table-cell office:value-type="string">
            <text:p>NSConference 5 - March 2013</text:p>
          </table:table-cell>
          <table:table-cell table:number-columns-repeated="2"/>
          <table:table-cell office:value-type="string">
            <text:p>12<text:span text:style-name="T1">NSConfFiveMarch2013</text:span></text:p>
          </table:table-cell>
          <table:table-cell office:value-type="string">
            <text:p>NSConf05</text:p>
          </table:table-cell>
          <table:table-cell table:number-columns-repeated="1014"/>
        </table:table-row>
        <table:table-row table:style-name="ro4">
          <table:table-cell office:value-type="string">
            <text:p>Talking To Hardware</text:p>
          </table:table-cell>
          <table:table-cell office:value-type="string">
            <text:p>Alasdair Allan</text:p>
          </table:table-cell>
          <table:table-cell office:value-type="string">
            <text:p>Until recently, the restrictions placed on developers meant that if you were an independent developer, or even a small company, you probably couldn’t get access to the documentation and components you needed to connect your iOS device to an arbitrary piece of hardware. Little of the innovation that people were expecting with the arrival of the External Accessories framework actually occurred, and much of the blame for this is usually laid at the feet of Apple's Made for iPod (MFi) licensing program.</text:p>
          </table:table-cell>
          <table:table-cell office:value-type="string">
            <text:p>133MB</text:p>
          </table:table-cell>
          <table:table-cell office:value-type="float" office:value="45">
            <text:p>45</text:p>
          </table:table-cell>
          <table:table-cell office:value-type="string">
            <text:p>NSConference 5 - March 2013</text:p>
          </table:table-cell>
          <table:table-cell table:number-columns-repeated="2"/>
          <table:table-cell office:value-type="string">
            <text:p>13<text:span text:style-name="T1">NSConfFiveMarch2013</text:span></text:p>
          </table:table-cell>
          <table:table-cell office:value-type="string">
            <text:p>NSConf05</text:p>
          </table:table-cell>
          <table:table-cell table:number-columns-repeated="1014"/>
        </table:table-row>
        <table:table-row table:style-name="ro4">
          <table:table-cell office:value-type="string">
            <text:p>TouchDB: embeddable, lightweight, in-process, CouchDB syncing, butt kicking database for iOS &amp; OSX apps</text:p>
          </table:table-cell>
          <table:table-cell office:value-type="string">
            <text:p>Matias Pipari</text:p>
          </table:table-cell>
          <table:table-cell office:value-type="string">
            <text:p>Blitz Talk</text:p>
          </table:table-cell>
          <table:table-cell office:value-type="string">
            <text:p>39MB</text:p>
          </table:table-cell>
          <table:table-cell office:value-type="float" office:value="16">
            <text:p>16</text:p>
          </table:table-cell>
          <table:table-cell office:value-type="string">
            <text:p>NSConference 5 - March 2013</text:p>
          </table:table-cell>
          <table:table-cell table:number-columns-repeated="2"/>
          <table:table-cell office:value-type="string">
            <text:p>14<text:span text:style-name="T1">NSConfFiveMarch2013</text:span></text:p>
          </table:table-cell>
          <table:table-cell office:value-type="string">
            <text:p>NSConf05</text:p>
          </table:table-cell>
          <table:table-cell table:number-columns-repeated="1014"/>
        </table:table-row>
        <table:table-row table:style-name="ro4">
          <table:table-cell office:value-type="string">
            <text:p>Don't do agile, be agile</text:p>
          </table:table-cell>
          <table:table-cell office:value-type="string">
            <text:p>Maxim Zaks</text:p>
          </table:table-cell>
          <table:table-cell office:value-type="string">
            <text:p>Blitz Talk</text:p>
          </table:table-cell>
          <table:table-cell office:value-type="string">
            <text:p>31MB</text:p>
          </table:table-cell>
          <table:table-cell office:value-type="float" office:value="15">
            <text:p>15</text:p>
          </table:table-cell>
          <table:table-cell office:value-type="string">
            <text:p>NSConference 5 - March 2013</text:p>
          </table:table-cell>
          <table:table-cell table:number-columns-repeated="2"/>
          <table:table-cell office:value-type="string">
            <text:p>15<text:span text:style-name="T1">NSConfFiveMarch2013</text:span></text:p>
          </table:table-cell>
          <table:table-cell office:value-type="string">
            <text:p>NSConf05</text:p>
          </table:table-cell>
          <table:table-cell table:number-columns-repeated="1014"/>
        </table:table-row>
        <table:table-row table:style-name="ro4">
          <table:table-cell office:value-type="string">
            <text:p>Back Away From The Screen</text:p>
          </table:table-cell>
          <table:table-cell office:value-type="string">
            <text:p>Nathan Eror</text:p>
          </table:table-cell>
          <table:table-cell office:value-type="string">
            <text:p>Blitz Talk</text:p>
          </table:table-cell>
          <table:table-cell office:value-type="string">
            <text:p>46MB</text:p>
          </table:table-cell>
          <table:table-cell office:value-type="float" office:value="18">
            <text:p>18</text:p>
          </table:table-cell>
          <table:table-cell office:value-type="string">
            <text:p>NSConference 5 - March 2013</text:p>
          </table:table-cell>
          <table:table-cell table:number-columns-repeated="2"/>
          <table:table-cell office:value-type="string">
            <text:p>16<text:span text:style-name="T1">NSConfFiveMarch2013</text:span></text:p>
          </table:table-cell>
          <table:table-cell office:value-type="string">
            <text:p>NSConf05</text:p>
          </table:table-cell>
          <table:table-cell table:number-columns-repeated="1014"/>
        </table:table-row>
        <table:table-row table:style-name="ro4">
          <table:table-cell office:value-type="string">
            <text:p>Subscription Pricing</text:p>
          </table:table-cell>
          <table:table-cell office:value-type="string">
            <text:p>Manton Reece</text:p>
          </table:table-cell>
          <table:table-cell office:value-type="string">
            <text:p>The software market has always been one of peaks and valleys, as sales from a big release carry developers through the less busy months. The App Store only exaggerates these revenue spikes, with an emphasis on the top 10 lists, and a flood of free app gimmicks that go for volume and succeed on upsells. It can be daunting for small developers to compete.,But what if there's another way? This talk will cover the changing software market from the view of subscription pricing. We'll cover Apple's in-app purchase APIs, PayPal subscriptions, and credit card options such as the Stripe API. We'll hit the changing business requirements of recurring billing -- why subscriptions might be a better fit for apps that embrace the cloud, and how it shifts the focus away from hyping the next product launch, to just making existing customers happy.</text:p>
          </table:table-cell>
          <table:table-cell office:value-type="string">
            <text:p>94MB</text:p>
          </table:table-cell>
          <table:table-cell office:value-type="float" office:value="32">
            <text:p>32</text:p>
          </table:table-cell>
          <table:table-cell office:value-type="string">
            <text:p>NSConference 5 - March 2013</text:p>
          </table:table-cell>
          <table:table-cell table:number-columns-repeated="2"/>
          <table:table-cell table:style-name="ce4" office:value-type="string">
            <text:p>17NSConfFiveMarch2013</text:p>
          </table:table-cell>
          <table:table-cell office:value-type="string">
            <text:p>NSConf05</text:p>
          </table:table-cell>
          <table:table-cell table:number-columns-repeated="1014"/>
        </table:table-row>
        <table:table-row table:style-name="ro4">
          <table:table-cell office:value-type="string">
            <text:p>The Simple and Intuitive Fallacy: Why We Need to Develop Standards For Complex UIs Too</text:p>
          </table:table-cell>
          <table:table-cell office:value-type="string">
            <text:p>Joerg Schwieder</text:p>
          </table:table-cell>
          <table:table-cell office:value-type="string">
            <text:p>Blitz Talk</text:p>
          </table:table-cell>
          <table:table-cell office:value-type="string">
            <text:p>39MB</text:p>
          </table:table-cell>
          <table:table-cell office:value-type="float" office:value="16">
            <text:p>16</text:p>
          </table:table-cell>
          <table:table-cell office:value-type="string">
            <text:p>NSConference 5 - March 2013</text:p>
          </table:table-cell>
          <table:table-cell table:number-columns-repeated="2"/>
          <table:table-cell office:value-type="string">
            <text:p>18<text:span text:style-name="T1">NSConfFiveMarch2013</text:span></text:p>
          </table:table-cell>
          <table:table-cell office:value-type="string">
            <text:p>NSConf05</text:p>
          </table:table-cell>
          <table:table-cell table:number-columns-repeated="1014"/>
        </table:table-row>
        <table:table-row table:style-name="ro4">
          <table:table-cell office:value-type="string">
            <text:p>Baing Naive</text:p>
          </table:table-cell>
          <table:table-cell office:value-type="string">
            <text:p>Rob Rhyne</text:p>
          </table:table-cell>
          <table:table-cell office:value-type="string">
            <text:p>I discuss the pitfalls of over-engineering and how it can affect a small business trying to ship software. Drawing experience from my consulting background, I illustrate how starting with the naive implementation can save you time for important details that will delight your audience.,The talk will center around how I designed and developed a live histogram in my shipping app, Pris. Eschewing OpenGL and other more complicated solutions, I used a little known feature in Core Animation to prototype the first version of the histogram. It worked so well, it was the final solution in the shipping app.,Part technical, part business. This talk is about little ideas making a big impact. Helping would-be app developers become shipping app developers. Inspiring them to start building to show real people instead of bragging on the internet about their clever engineering.</text:p>
          </table:table-cell>
          <table:table-cell office:value-type="string">
            <text:p>84MB</text:p>
          </table:table-cell>
          <table:table-cell office:value-type="float" office:value="28">
            <text:p>28</text:p>
          </table:table-cell>
          <table:table-cell office:value-type="string">
            <text:p>NSConference 5 - March 2013</text:p>
          </table:table-cell>
          <table:table-cell table:number-columns-repeated="2"/>
          <table:table-cell office:value-type="string">
            <text:p>19<text:span text:style-name="T1">NSConfFiveMarch2013</text:span></text:p>
          </table:table-cell>
          <table:table-cell office:value-type="string">
            <text:p>NSConf05</text:p>
          </table:table-cell>
          <table:table-cell table:number-columns-repeated="1014"/>
        </table:table-row>
        <table:table-row table:style-name="ro4">
          <table:table-cell office:value-type="string">
            <text:p>What We Learnt Developing and Selling Sketch</text:p>
          </table:table-cell>
          <table:table-cell office:value-type="string">
            <text:p>Pieter Omvlee</text:p>
          </table:table-cell>
          <table:table-cell office:value-type="string">
            <text:p>Blitz Talk</text:p>
          </table:table-cell>
          <table:table-cell office:value-type="string">
            <text:p>48MB</text:p>
          </table:table-cell>
          <table:table-cell office:value-type="float" office:value="17">
            <text:p>17</text:p>
          </table:table-cell>
          <table:table-cell office:value-type="string">
            <text:p>NSConference 5 - March 2013</text:p>
          </table:table-cell>
          <table:table-cell table:number-columns-repeated="2"/>
          <table:table-cell table:style-name="ce4" office:value-type="string">
            <text:p>20NSConfFiveMarch2013</text:p>
          </table:table-cell>
          <table:table-cell office:value-type="string">
            <text:p>NSConf05</text:p>
          </table:table-cell>
          <table:table-cell table:number-columns-repeated="1014"/>
        </table:table-row>
        <table:table-row table:style-name="ro4">
          <table:table-cell office:value-type="string">
            <text:p>Introducing Core Values</text:p>
          </table:table-cell>
          <table:table-cell office:value-type="string">
            <text:p>Scott Morrison</text:p>
          </table:table-cell>
          <table:table-cell office:value-type="string">
            <text:p>We are going to look at the concept of Core Values -- the values that small indies bring to their business and build their enterprises on. Essentially a core value is a relatively immutable foundation that we use for making development and business decisions even if we aren't entirely aware what they are.,In the explication of Core Values we will build a Framework for core values using language that developers should be able to grok. (Thread Safety, private/public interfaces, notification, MVC models, Key Value observations).</text:p>
          </table:table-cell>
          <table:table-cell office:value-type="string">
            <text:p>95MB</text:p>
          </table:table-cell>
          <table:table-cell office:value-type="float" office:value="30">
            <text:p>30</text:p>
          </table:table-cell>
          <table:table-cell office:value-type="string">
            <text:p>NSConference 5 - March 2013</text:p>
          </table:table-cell>
          <table:table-cell table:number-columns-repeated="2"/>
          <table:table-cell office:value-type="string">
            <text:p>21<text:span text:style-name="T1">NSConfFiveMarch2013</text:span></text:p>
          </table:table-cell>
          <table:table-cell office:value-type="string">
            <text:p>NSConf05</text:p>
          </table:table-cell>
          <table:table-cell table:number-columns-repeated="1014"/>
        </table:table-row>
        <table:table-row table:style-name="ro4">
          <table:table-cell office:value-type="string">
            <text:p>Slightly Unsupported</text:p>
          </table:table-cell>
          <table:table-cell office:value-type="string">
            <text:p>Finder Code Injection - Steve Flack</text:p>
          </table:table-cell>
          <table:table-cell office:value-type="string">
            <text:p>Blitz Talk</text:p>
          </table:table-cell>
          <table:table-cell office:value-type="string">
            <text:p>38MB</text:p>
          </table:table-cell>
          <table:table-cell office:value-type="float" office:value="12">
            <text:p>12</text:p>
          </table:table-cell>
          <table:table-cell office:value-type="string">
            <text:p>NSConference 5 - March 2013</text:p>
          </table:table-cell>
          <table:table-cell table:number-columns-repeated="2"/>
          <table:table-cell office:value-type="string">
            <text:p>22<text:span text:style-name="T1">NSConfFiveMarch2013</text:span></text:p>
          </table:table-cell>
          <table:table-cell office:value-type="string">
            <text:p>NSConf05</text:p>
          </table:table-cell>
          <table:table-cell table:number-columns-repeated="1014"/>
        </table:table-row>
        <table:table-row table:style-name="ro4">
          <table:table-cell office:value-type="string">
            <text:p>The Rise and Fall of a Mobile Startup</text:p>
          </table:table-cell>
          <table:table-cell office:value-type="string">
            <text:p>Emily Toop</text:p>
          </table:table-cell>
          <table:table-cell office:value-type="string">
            <text:p>Once upon a time an enthusiastic and ambitious mobile developer decided to throw caution to the wind and start a business around the things she loved, namely iPads, education and speech recognition. What follows is the tale of the highs and lows, the lessons learned and the tears shed on the journey from inception to conclusion.,Emily talks about the cool tech discovered, the mistakes made, the technical challenges overcome and all the things she would do differently next time.,And there *will* be a next time</text:p>
          </table:table-cell>
          <table:table-cell office:value-type="string">
            <text:p>70MB</text:p>
          </table:table-cell>
          <table:table-cell office:value-type="float" office:value="22">
            <text:p>22</text:p>
          </table:table-cell>
          <table:table-cell office:value-type="string">
            <text:p>NSConference 5 - March 2013</text:p>
          </table:table-cell>
          <table:table-cell table:number-columns-repeated="2"/>
          <table:table-cell office:value-type="string">
            <text:p>23<text:span text:style-name="T1">NSConfFiveMarch2013</text:span></text:p>
          </table:table-cell>
          <table:table-cell office:value-type="string">
            <text:p>NSConf05</text:p>
          </table:table-cell>
          <table:table-cell table:number-columns-repeated="1014"/>
        </table:table-row>
        <table:table-row table:style-name="ro4">
          <table:table-cell office:value-type="string">
            <text:p>iOS Tools at Flipboard</text:p>
          </table:table-cell>
          <table:table-cell office:value-type="string">
            <text:p>Evan Doll</text:p>
          </table:table-cell>
          <table:table-cell office:value-type="string">
            <text:p>Discussion &amp; demo of various tools we've built for iOS development at Flipboard, along with accompanying strategy &amp; philosophy. Evan provides concrete, actionable ideas for the audience.,It includes: iOS simulator hacks, tools for reporting &amp; reproducing bugs, performance tuning, internationalization &amp; tweaking your production app on the fly.</text:p>
          </table:table-cell>
          <table:table-cell office:value-type="string">
            <text:p>253MB</text:p>
          </table:table-cell>
          <table:table-cell office:value-type="float" office:value="48">
            <text:p>48</text:p>
          </table:table-cell>
          <table:table-cell office:value-type="string">
            <text:p>NSConference 5 - March 2013</text:p>
          </table:table-cell>
          <table:table-cell table:number-columns-repeated="2"/>
          <table:table-cell office:value-type="string">
            <text:p>24<text:span text:style-name="T1">NSConfFiveMarch2013</text:span></text:p>
          </table:table-cell>
          <table:table-cell office:value-type="string">
            <text:p>NSConf05</text:p>
          </table:table-cell>
          <table:table-cell table:number-columns-repeated="1014"/>
        </table:table-row>
        <table:table-row table:style-name="ro4">
          <table:table-cell office:value-type="string">
            <text:p>User Identity</text:p>
          </table:table-cell>
          <table:table-cell office:value-type="string">
            <text:p>Markos Charatzas</text:p>
          </table:table-cell>
          <table:table-cell office:value-type="string">
            <text:p>Blitz Talk</text:p>
          </table:table-cell>
          <table:table-cell office:value-type="string">
            <text:p>91MB</text:p>
          </table:table-cell>
          <table:table-cell office:value-type="float" office:value="16">
            <text:p>16</text:p>
          </table:table-cell>
          <table:table-cell office:value-type="string">
            <text:p>NSConference 5 - March 2013</text:p>
          </table:table-cell>
          <table:table-cell table:number-columns-repeated="2"/>
          <table:table-cell office:value-type="string">
            <text:p>25<text:span text:style-name="T1">NSConfFiveMarch2013</text:span></text:p>
          </table:table-cell>
          <table:table-cell office:value-type="string">
            <text:p>NSConf05</text:p>
          </table:table-cell>
          <table:table-cell table:number-columns-repeated="1014"/>
        </table:table-row>
        <table:table-row table:style-name="ro4">
          <table:table-cell office:value-type="string">
            <text:p>Reverse Indie</text:p>
          </table:table-cell>
          <table:table-cell office:value-type="string">
            <text:p>Alexander Griekspoor</text:p>
          </table:table-cell>
          <table:table-cell office:value-type="string">
            <text:p>Going indie is a dream, being free, being your very own one-man-band. And if things go well, you soon see your team growing, driven by a product that has so much to offer, so many cool things it could do. But as things grow you realize you'll have to make a decision: keep it a life-style business or really scaling up. This is the story of how I decided to reverse my indie-ship and join a large company again. What were the decisions, worries, opportunities, and challenges involved in making the biggest choice in my career so far.</text:p>
          </table:table-cell>
          <table:table-cell office:value-type="string">
            <text:p>215MB</text:p>
          </table:table-cell>
          <table:table-cell office:value-type="float" office:value="33">
            <text:p>33</text:p>
          </table:table-cell>
          <table:table-cell office:value-type="string">
            <text:p>NSConference 5 - March 2013</text:p>
          </table:table-cell>
          <table:table-cell table:number-columns-repeated="2"/>
          <table:table-cell office:value-type="string">
            <text:p>26<text:span text:style-name="T1">NSConfFiveMarch2013</text:span></text:p>
          </table:table-cell>
          <table:table-cell office:value-type="string">
            <text:p>NSConf05</text:p>
          </table:table-cell>
          <table:table-cell table:number-columns-repeated="1014"/>
        </table:table-row>
        <table:table-row table:style-name="ro4">
          <table:table-cell office:value-type="string">
            <text:p>Rethink Syncing</text:p>
          </table:table-cell>
          <table:table-cell office:value-type="string">
            <text:p>Charles Parnot</text:p>
          </table:table-cell>
          <table:table-cell office:value-type="string">
            <text:p>Blitz Talk</text:p>
          </table:table-cell>
          <table:table-cell office:value-type="string">
            <text:p>40MB</text:p>
          </table:table-cell>
          <table:table-cell office:value-type="float" office:value="17">
            <text:p>17</text:p>
          </table:table-cell>
          <table:table-cell office:value-type="string">
            <text:p>NSConference 5 - March 2013</text:p>
          </table:table-cell>
          <table:table-cell table:number-columns-repeated="2"/>
          <table:table-cell office:value-type="string">
            <text:p>27<text:span text:style-name="T1">NSConfFiveMarch2013</text:span></text:p>
          </table:table-cell>
          <table:table-cell office:value-type="string">
            <text:p>NSConf05</text:p>
          </table:table-cell>
          <table:table-cell table:number-columns-repeated="1014"/>
        </table:table-row>
        <table:table-row table:style-name="ro4">
          <table:table-cell office:value-type="string">
            <text:p>Independent but not Alone</text:p>
          </table:table-cell>
          <table:table-cell office:value-type="string">
            <text:p>Craig Hockeberry</text:p>
          </table:table-cell>
          <table:table-cell office:value-type="string">
            <text:p>A talk on how developers and designers work together to create great products.</text:p>
          </table:table-cell>
          <table:table-cell office:value-type="string">
            <text:p>78MB</text:p>
          </table:table-cell>
          <table:table-cell office:value-type="float" office:value="30">
            <text:p>30</text:p>
          </table:table-cell>
          <table:table-cell office:value-type="string">
            <text:p>NSConference 5 - March 2013</text:p>
          </table:table-cell>
          <table:table-cell table:number-columns-repeated="2"/>
          <table:table-cell table:style-name="ce4" office:value-type="string">
            <text:p>28NSConfFiveMarch2013</text:p>
          </table:table-cell>
          <table:table-cell office:value-type="string">
            <text:p>NSConf05</text:p>
          </table:table-cell>
          <table:table-cell table:number-columns-repeated="1014"/>
        </table:table-row>
        <table:table-row table:style-name="ro4">
          <table:table-cell office:value-type="string">
            <text:p>Copywriting is Design</text:p>
          </table:table-cell>
          <table:table-cell office:value-type="string">
            <text:p>Nik Fletcher</text:p>
          </table:table-cell>
          <table:table-cell office:value-type="string">
            <text:p>For all the focus on UX, we're still pretty terrible at communicating with our customers. As developers and designers, we're in a unique position to make seemingly small changes that make a huge difference to how people interact with your apps.,</text:p>
          </table:table-cell>
          <table:table-cell office:value-type="string">
            <text:p>85MB</text:p>
          </table:table-cell>
          <table:table-cell office:value-type="float" office:value="26">
            <text:p>26</text:p>
          </table:table-cell>
          <table:table-cell office:value-type="string">
            <text:p>NSConference 5 – March 2013</text:p>
          </table:table-cell>
          <table:table-cell table:number-columns-repeated="2"/>
          <table:table-cell office:value-type="string">
            <text:p>29<text:span text:style-name="T1">NSConfFiveMarch2013</text:span></text:p>
          </table:table-cell>
          <table:table-cell office:value-type="string">
            <text:p>NSConf05</text:p>
          </table:table-cell>
          <table:table-cell table:number-columns-repeated="1014"/>
        </table:table-row>
        <table:table-row table:style-name="ro4">
          <table:table-cell office:value-type="string">
            <text:p>Controlling Animation With a UIGestureRecogniser</text:p>
          </table:table-cell>
          <table:table-cell office:value-type="string">
            <text:p>Eelco Lempsink</text:p>
          </table:table-cell>
          <table:table-cell office:value-type="string">
            <text:p>Blitz Talk</text:p>
          </table:table-cell>
          <table:table-cell office:value-type="string">
            <text:p>41MB</text:p>
          </table:table-cell>
          <table:table-cell office:value-type="float" office:value="13">
            <text:p>13</text:p>
          </table:table-cell>
          <table:table-cell office:value-type="string">
            <text:p>NSConference 5 - March 2013</text:p>
          </table:table-cell>
          <table:table-cell table:number-columns-repeated="2"/>
          <table:table-cell table:style-name="ce4" office:value-type="string">
            <text:p>30NSConfFiveMarch2013</text:p>
          </table:table-cell>
          <table:table-cell office:value-type="string">
            <text:p>NSConf05</text:p>
          </table:table-cell>
          <table:table-cell table:number-columns-repeated="1014"/>
        </table:table-row>
        <table:table-row table:style-name="ro4">
          <table:table-cell office:value-type="string">
            <text:p>The Art of Shipping</text:p>
          </table:table-cell>
          <table:table-cell office:value-type="string">
            <text:p>Alan Cannistraro</text:p>
          </table:table-cell>
          <table:table-cell office:value-type="string">
            <text:p>In this talk, we'll explore some common communication patterns that our industry typically falls into, how we can avoid them, and most importantly build our own (great) patterns to ensure that the copy in your app is communicating clearly from 1.0.</text:p>
          </table:table-cell>
          <table:table-cell office:value-type="string">
            <text:p>90MB</text:p>
          </table:table-cell>
          <table:table-cell office:value-type="float" office:value="33">
            <text:p>33</text:p>
          </table:table-cell>
          <table:table-cell office:value-type="string">
            <text:p>NSConference 5 - March 2013</text:p>
          </table:table-cell>
          <table:table-cell table:number-columns-repeated="2"/>
          <table:table-cell table:style-name="ce4" office:value-type="string">
            <text:p>31NSConfFiveMarch2013</text:p>
          </table:table-cell>
          <table:table-cell office:value-type="string">
            <text:p>NSConf05</text:p>
          </table:table-cell>
          <table:table-cell table:number-columns-repeated="1014"/>
        </table:table-row>
        <table:table-row table:style-name="ro1" table:number-rows-repeated="104843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15:Sheet1.AMJ145" table:contains-header="false">
          <table:sort>
            <table:sort-by table:field-number="8"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0" number:min-integer-digits="2"/>
    </number:number-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4">00/00/0000</text:date>, <text:time style:data-style-name="N2" text:time-value="0000-00-00T10:24: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3T08:38:15</meta:creation-date>
    <dc:date>2013-08-04T10:41:46</dc:date>
    <meta:editing-duration>PT2H41M5S</meta:editing-duration>
    <meta:editing-cycles>10</meta:editing-cycles>
    <meta:generator>LibreOffice/4.0.4.2$MacOSX_x86 LibreOffice_project/9e9821abd0ffdbc09cd8c52eaa574fa09eb08f2</meta:generator>
    <meta:document-statistic meta:table-count="1" meta:cell-count="1044" meta:object-count="0"/>
  </office:meta>
</office:document-meta>
</file>